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6">
            <text:p>1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34">
            <text:p>3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73">
            <text:p>7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637">
            <text:p>163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34">
            <text:p>20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4388">
            <text:p>438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5">
            <text:p>2020-10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8 - 1.16)">
            <text:p>(0.78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4">
            <text:p>0.9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19.875">
            <text:p>19.87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39964788732394">
            <text:p>0.1399647887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2827343904979">
            <text:p>1.528273439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29130588563468">
            <text:p>5.291305885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1265060240964">
            <text:p>0.094126506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680797739149">
            <text:p>1.3468079774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0537385562413">
            <text:p>7.70537385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37704918032787">
            <text:p>0.073770491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886320881483">
            <text:p>1.2688632088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4674796747968">
            <text:p>0.060467479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88025584143">
            <text:p>1.2188025584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063224995934">
            <text:p>11.80632249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0952380952381">
            <text:p>0.013095238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616944444444">
            <text:p>1.0461694444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838709677419">
            <text:p>0.104838709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847814776275">
            <text:p>1.388478147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5237340549583">
            <text:p>6.95237340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37704918032787">
            <text:p>0.0737704918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886320881483">
            <text:p>1.268863208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4495798319328">
            <text:p>0.0614495798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247458910035">
            <text:p>1.2224745891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23062717774">
            <text:p>11.62306271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1.375">
            <text:p>11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16071428571429">
            <text:p>0.1160714286</text:p>
          </table:table-cell>
          <table:table-cell office:value-type="float" office:value="0.0130952380952381">
            <text:p>0.0130952381</text:p>
          </table:table-cell>
          <table:table-cell office:value-type="float" office:value="1.57262559453032">
            <text:p>1.5726255945</text:p>
          </table:table-cell>
          <table:table-cell office:value-type="float" office:value="1.43265625">
            <text:p>1.43265625</text:p>
          </table:table-cell>
          <table:table-cell office:value-type="float" office:value="1.04616944444444">
            <text:p>1.0461694444</text:p>
          </table:table-cell>
          <table:table-cell office:value-type="float" office:value="4.93303560640243">
            <text:p>4.9330356064</text:p>
          </table:table-cell>
          <table:table-cell office:value-type="float" office:value="6.31196126501176">
            <text:p>6.311961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70212765957447">
            <text:p>0.170212766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5253055681304">
            <text:p>1.6525305568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0973761732489">
            <text:p>4.409737617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21">
            <text:p>221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5">
            <text:p>5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48868778280543">
            <text:p>0.2488687783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1.99243463483549">
            <text:p>1.9924346348</text:p>
          </table:table-cell>
          <table:table-cell table:number-columns-repeated="2" office:value-type="float" office:value="0">
            <text:p>0</text:p>
          </table:table-cell>
          <table:table-cell office:value-type="float" office:value="3.11893856330652">
            <text:p>3.118938563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04">
            <text:p>304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4.625">
            <text:p>74.625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5476973684211">
            <text:p>0.2454769737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7727693932869">
            <text:p>1.9772769393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5757881923535">
            <text:p>3.157578819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73">
            <text:p>373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6729222520107">
            <text:p>0.1367292225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1519424419064">
            <text:p>1.515194244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40866129355653">
            <text:p>5.408661293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11">
            <text:p>411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7700729927007">
            <text:p>0.1177007299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3910533992221">
            <text:p>1.4391053399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22921191567598">
            <text:p>6.22921191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95">
            <text:p>595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2.625">
            <text:p>52.6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884453781512605">
            <text:p>0.0884453782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248910899654">
            <text:p>1.32489109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8.17868730230184">
            <text:p>8.178687302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79">
            <text:p>779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.75">
            <text:p>31.75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407573812580231">
            <text:p>0.0407573813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4590671609202">
            <text:p>1.1459067161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7.3509323811839">
            <text:p>17.350932381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0.5">
            <text:p>40.5</text:p>
          </table:table-cell>
          <table:table-cell office:value-type="float" office:value="100.375">
            <text:p>100.375</text:p>
          </table:table-cell>
          <table:table-cell office:value-type="float" office:value="0.112847222222222">
            <text:p>0.1128472222</text:p>
          </table:table-cell>
          <table:table-cell office:value-type="float" office:value="0.2025">
            <text:p>0.2025</text:p>
          </table:table-cell>
          <table:table-cell office:value-type="float" office:value="0.175174520069808">
            <text:p>0.1751745201</text:p>
          </table:table-cell>
          <table:table-cell office:value-type="float" office:value="1.41992488908179">
            <text:p>1.4199248891</text:p>
          </table:table-cell>
          <table:table-cell office:value-type="float" office:value="1.78912225">
            <text:p>1.78912225</text:p>
          </table:table-cell>
          <table:table-cell office:value-type="float" office:value="1.67325560070844">
            <text:p>1.6732556007</text:p>
          </table:table-cell>
          <table:table-cell office:value-type="float" office:value="6.48274912163615">
            <text:p>6.4827491216</text:p>
          </table:table-cell>
          <table:table-cell office:value-type="float" office:value="3.75887714287328">
            <text:p>3.7588771429</text:p>
          </table:table-cell>
          <table:table-cell office:value-type="float" office:value="4.29414883293585">
            <text:p>4.294148832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45">
            <text:p>1145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100.5">
            <text:p>100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77729257641921">
            <text:p>0.0877729258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223052497092">
            <text:p>1.3223052497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23876445198962">
            <text:p>8.23876445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67">
            <text:p>1367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5.5">
            <text:p>115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4491587417703">
            <text:p>0.0844915874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971265951691">
            <text:p>1.3097126595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54563088705972">
            <text:p>8.545630887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20">
            <text:p>1120</text:p>
          </table:table-cell>
          <table:table-cell office:value-type="float" office:value="31">
            <text:p>31</text:p>
          </table:table-cell>
          <table:table-cell office:value-type="float" office:value="54.125">
            <text:p>54.125</text:p>
          </table:table-cell>
          <table:table-cell office:value-type="float" office:value="116">
            <text:p>116</text:p>
          </table:table-cell>
          <table:table-cell office:value-type="float" office:value="0.254098360655738">
            <text:p>0.2540983607</text:p>
          </table:table-cell>
          <table:table-cell office:value-type="float" office:value="0.152464788732394">
            <text:p>0.1524647887</text:p>
          </table:table-cell>
          <table:table-cell office:value-type="float" office:value="0.103571428571429">
            <text:p>0.1035714286</text:p>
          </table:table-cell>
          <table:table-cell office:value-type="float" office:value="2.01589357699543">
            <text:p>2.015893577</text:p>
          </table:table-cell>
          <table:table-cell office:value-type="float" office:value="1.57918796369768">
            <text:p>1.5791879637</text:p>
          </table:table-cell>
          <table:table-cell office:value-type="float" office:value="1.383525">
            <text:p>1.383525</text:p>
          </table:table-cell>
          <table:table-cell office:value-type="float" office:value="3.06137594859294">
            <text:p>3.0613759486</text:p>
          </table:table-cell>
          <table:table-cell office:value-type="float" office:value="4.88465682399696">
            <text:p>4.884656824</text:p>
          </table:table-cell>
          <table:table-cell office:value-type="float" office:value="7.0333374800871">
            <text:p>7.033337480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69">
            <text:p>1069</text:p>
          </table:table-cell>
          <table:table-cell office:value-type="float" office:value="34.75">
            <text:p>34.75</text:p>
          </table:table-cell>
          <table:table-cell office:value-type="float" office:value="59.125">
            <text:p>59.125</text:p>
          </table:table-cell>
          <table:table-cell office:value-type="float" office:value="87.875">
            <text:p>87.875</text:p>
          </table:table-cell>
          <table:table-cell office:value-type="float" office:value="0.224193548387097">
            <text:p>0.2241935484</text:p>
          </table:table-cell>
          <table:table-cell office:value-type="float" office:value="0.164236111111111">
            <text:p>0.1642361111</text:p>
          </table:table-cell>
          <table:table-cell office:value-type="float" office:value="0.0822029934518241">
            <text:p>0.0822029935</text:p>
          </table:table-cell>
          <table:table-cell office:value-type="float" office:value="1.8831924037461">
            <text:p>1.8831924037</text:p>
          </table:table-cell>
          <table:table-cell office:value-type="float" office:value="1.62769444926698">
            <text:p>1.6276944493</text:p>
          </table:table-cell>
          <table:table-cell office:value-type="float" office:value="1.30095484806097">
            <text:p>1.3009548481</text:p>
          </table:table-cell>
          <table:table-cell office:value-type="float" office:value="3.42663289257146">
            <text:p>3.4266328926</text:p>
          </table:table-cell>
          <table:table-cell office:value-type="float" office:value="4.55822438072196">
            <text:p>4.5582243807</text:p>
          </table:table-cell>
          <table:table-cell office:value-type="float" office:value="8.77415129824884">
            <text:p>8.774151298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70">
            <text:p>1170</text:p>
          </table:table-cell>
          <table:table-cell office:value-type="float" office:value="35">
            <text:p>35</text:p>
          </table:table-cell>
          <table:table-cell office:value-type="float" office:value="84.75">
            <text:p>84.75</text:p>
          </table:table-cell>
          <table:table-cell office:value-type="float" office:value="108">
            <text:p>108</text:p>
          </table:table-cell>
          <table:table-cell office:value-type="float" office:value="0.196629213483146">
            <text:p>0.1966292135</text:p>
          </table:table-cell>
          <table:table-cell office:value-type="float" office:value="0.197093023255814">
            <text:p>0.1970930233</text:p>
          </table:table-cell>
          <table:table-cell office:value-type="float" office:value="0.0923076923076923">
            <text:p>0.0923076923</text:p>
          </table:table-cell>
          <table:table-cell office:value-type="float" office:value="1.76398182047721">
            <text:p>1.7639818205</text:p>
          </table:table-cell>
          <table:table-cell office:value-type="float" office:value="1.76596307463494">
            <text:p>1.7659630746</text:p>
          </table:table-cell>
          <table:table-cell office:value-type="float" office:value="1.3397775147929">
            <text:p>1.3397775148</text:p>
          </table:table-cell>
          <table:table-cell office:value-type="float" office:value="3.86135884870175">
            <text:p>3.8613588487</text:p>
          </table:table-cell>
          <table:table-cell office:value-type="float" office:value="3.85304093389819">
            <text:p>3.8530409339</text:p>
          </table:table-cell>
          <table:table-cell office:value-type="float" office:value="7.85056872786967">
            <text:p>7.850568727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07">
            <text:p>140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2.625">
            <text:p>52.62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74022743425729">
            <text:p>0.0374022743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364986324596">
            <text:p>1.1336498632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8766727259727">
            <text:p>18.87667272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63">
            <text:p>1463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17703349282297">
            <text:p>0.0717703349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612920949612">
            <text:p>1.261292095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0004210200529">
            <text:p>10.00042102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60">
            <text:p>660</text:p>
          </table:table-cell>
          <table:table-cell office:value-type="float" office:value="1600">
            <text:p>1600</text:p>
          </table:table-cell>
          <table:table-cell office:value-type="float" office:value="76.25">
            <text:p>76.25</text:p>
          </table:table-cell>
          <table:table-cell office:value-type="float" office:value="87.75">
            <text:p>87.75</text:p>
          </table:table-cell>
          <table:table-cell office:value-type="float" office:value="137.75">
            <text:p>137.75</text:p>
          </table:table-cell>
          <table:table-cell office:value-type="float" office:value="0.229668674698795">
            <text:p>0.2296686747</text:p>
          </table:table-cell>
          <table:table-cell office:value-type="float" office:value="0.132954545454545">
            <text:p>0.1329545455</text:p>
          </table:table-cell>
          <table:table-cell office:value-type="float" office:value="0.08609375">
            <text:p>0.08609375</text:p>
          </table:table-cell>
          <table:table-cell office:value-type="float" office:value="1.90722585371607">
            <text:p>1.9072258537</text:p>
          </table:table-cell>
          <table:table-cell office:value-type="float" office:value="1.49998765495868">
            <text:p>1.499987655</text:p>
          </table:table-cell>
          <table:table-cell office:value-type="float" office:value="1.31585590722656">
            <text:p>1.3158559072</text:p>
          </table:table-cell>
          <table:table-cell office:value-type="float" office:value="3.35267104580024">
            <text:p>3.3526710458</text:p>
          </table:table-cell>
          <table:table-cell office:value-type="float" office:value="5.5527797557057">
            <text:p>5.5527797557</text:p>
          </table:table-cell>
          <table:table-cell office:value-type="float" office:value="8.39287801844928">
            <text:p>8.392878018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20">
            <text:p>720</text:p>
          </table:table-cell>
          <table:table-cell office:value-type="float" office:value="1640">
            <text:p>1640</text:p>
          </table:table-cell>
          <table:table-cell office:value-type="float" office:value="67">
            <text:p>67</text:p>
          </table:table-cell>
          <table:table-cell office:value-type="float" office:value="96.625">
            <text:p>96.625</text:p>
          </table:table-cell>
          <table:table-cell office:value-type="float" office:value="192.5">
            <text:p>192.5</text:p>
          </table:table-cell>
          <table:table-cell office:value-type="float" office:value="0.192528735632184">
            <text:p>0.1925287356</text:p>
          </table:table-cell>
          <table:table-cell office:value-type="float" office:value="0.134201388888889">
            <text:p>0.1342013889</text:p>
          </table:table-cell>
          <table:table-cell office:value-type="float" office:value="0.117378048780488">
            <text:p>0.1173780488</text:p>
          </table:table-cell>
          <table:table-cell office:value-type="float" office:value="1.74650251023913">
            <text:p>1.7465025102</text:p>
          </table:table-cell>
          <table:table-cell office:value-type="float" office:value="1.50500448615934">
            <text:p>1.5050044862</text:p>
          </table:table-cell>
          <table:table-cell office:value-type="float" office:value="1.43782727914932">
            <text:p>1.4378272791</text:p>
          </table:table-cell>
          <table:table-cell office:value-type="float" office:value="3.93663543753005">
            <text:p>3.9366354375</text:p>
          </table:table-cell>
          <table:table-cell office:value-type="float" office:value="5.50427927774371">
            <text:p>5.5042792777</text:p>
          </table:table-cell>
          <table:table-cell office:value-type="float" office:value="6.24541806793745">
            <text:p>6.245418067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183">
            <text:p>2183</text:p>
          </table:table-cell>
          <table:table-cell office:value-type="float" office:value="13.75">
            <text:p>13.75</text:p>
          </table:table-cell>
          <table:table-cell office:value-type="float" office:value="195">
            <text:p>195</text:p>
          </table:table-cell>
          <table:table-cell office:value-type="float" office:value="171.5">
            <text:p>171.5</text:p>
          </table:table-cell>
          <table:table-cell office:value-type="float" office:value="0.0376712328767123">
            <text:p>0.0376712329</text:p>
          </table:table-cell>
          <table:table-cell office:value-type="float" office:value="0.237515225334957">
            <text:p>0.2375152253</text:p>
          </table:table-cell>
          <table:table-cell office:value-type="float" office:value="0.0785616124599176">
            <text:p>0.0785616125</text:p>
          </table:table-cell>
          <table:table-cell office:value-type="float" office:value="1.13463079376994">
            <text:p>1.1346307938</text:p>
          </table:table-cell>
          <table:table-cell office:value-type="float" office:value="1.94187371391355">
            <text:p>1.9418737139</text:p>
          </table:table-cell>
          <table:table-cell office:value-type="float" office:value="1.28706262043622">
            <text:p>1.2870626204</text:p>
          </table:table-cell>
          <table:table-cell office:value-type="float" office:value="18.7443446228369">
            <text:p>18.7443446228</text:p>
          </table:table-cell>
          <table:table-cell office:value-type="float" office:value="3.25260079998804">
            <text:p>3.2526008</text:p>
          </table:table-cell>
          <table:table-cell office:value-type="float" office:value="9.16518102598531">
            <text:p>9.16518102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424">
            <text:p>2424</text:p>
          </table:table-cell>
          <table:table-cell office:value-type="float" office:value="53.75">
            <text:p>53.75</text:p>
          </table:table-cell>
          <table:table-cell office:value-type="float" office:value="338.75">
            <text:p>338.75</text:p>
          </table:table-cell>
          <table:table-cell office:value-type="float" office:value="201">
            <text:p>201</text:p>
          </table:table-cell>
          <table:table-cell office:value-type="float" office:value="0.157163742690058">
            <text:p>0.1571637427</text:p>
          </table:table-cell>
          <table:table-cell office:value-type="float" office:value="0.407151442307692">
            <text:p>0.4071514423</text:p>
          </table:table-cell>
          <table:table-cell office:value-type="float" office:value="0.0829207920792079">
            <text:p>0.0829207921</text:p>
          </table:table-cell>
          <table:table-cell office:value-type="float" office:value="1.59848596576724">
            <text:p>1.5984859658</text:p>
          </table:table-cell>
          <table:table-cell office:value-type="float" office:value="2.74994375014446">
            <text:p>2.7499437501</text:p>
          </table:table-cell>
          <table:table-cell office:value-type="float" office:value="1.30369945348495">
            <text:p>1.3036994535</text:p>
          </table:table-cell>
          <table:table-cell office:value-type="float" office:value="4.74849534454801">
            <text:p>4.7484953445</text:p>
          </table:table-cell>
          <table:table-cell office:value-type="float" office:value="2.02931300195148">
            <text:p>2.029313002</text:p>
          </table:table-cell>
          <table:table-cell office:value-type="float" office:value="8.70112071721996">
            <text:p>8.701120717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30">
            <text:p>1030</text:p>
          </table:table-cell>
          <table:table-cell office:value-type="float" office:value="2336">
            <text:p>2336</text:p>
          </table:table-cell>
          <table:table-cell office:value-type="float" office:value="79.875">
            <text:p>79.875</text:p>
          </table:table-cell>
          <table:table-cell office:value-type="float" office:value="90.75">
            <text:p>90.75</text:p>
          </table:table-cell>
          <table:table-cell office:value-type="float" office:value="68.25">
            <text:p>68.25</text:p>
          </table:table-cell>
          <table:table-cell office:value-type="float" office:value="0.243521341463415">
            <text:p>0.2435213415</text:p>
          </table:table-cell>
          <table:table-cell office:value-type="float" office:value="0.0881067961165048">
            <text:p>0.0881067961</text:p>
          </table:table-cell>
          <table:table-cell office:value-type="float" office:value="0.0292166095890411">
            <text:p>0.0292166096</text:p>
          </table:table-cell>
          <table:table-cell office:value-type="float" office:value="1.96855787686831">
            <text:p>1.9685578769</text:p>
          </table:table-cell>
          <table:table-cell office:value-type="float" office:value="1.32358888915072">
            <text:p>1.3235888892</text:p>
          </table:table-cell>
          <table:table-cell office:value-type="float" office:value="1.10393120970237">
            <text:p>1.1039312097</text:p>
          </table:table-cell>
          <table:table-cell office:value-type="float" office:value="3.18034528828589">
            <text:p>3.1803452883</text:p>
          </table:table-cell>
          <table:table-cell office:value-type="float" office:value="8.20882178898508">
            <text:p>8.208821789</text:p>
          </table:table-cell>
          <table:table-cell office:value-type="float" office:value="24.0693323590934">
            <text:p>24.069332359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66">
            <text:p>1166</text:p>
          </table:table-cell>
          <table:table-cell office:value-type="float" office:value="2818">
            <text:p>2818</text:p>
          </table:table-cell>
          <table:table-cell office:value-type="float" office:value="99.5">
            <text:p>99.5</text:p>
          </table:table-cell>
          <table:table-cell office:value-type="float" office:value="192.5">
            <text:p>192.5</text:p>
          </table:table-cell>
          <table:table-cell office:value-type="float" office:value="94.625">
            <text:p>94.625</text:p>
          </table:table-cell>
          <table:table-cell office:value-type="float" office:value="0.276388888888889">
            <text:p>0.2763888889</text:p>
          </table:table-cell>
          <table:table-cell office:value-type="float" office:value="0.165094339622642">
            <text:p>0.1650943396</text:p>
          </table:table-cell>
          <table:table-cell office:value-type="float" office:value="0.0335787792760823">
            <text:p>0.0335787793</text:p>
          </table:table-cell>
          <table:table-cell office:value-type="float" office:value="2.11708711419753">
            <text:p>2.1170871142</text:p>
          </table:table-cell>
          <table:table-cell office:value-type="float" office:value="1.6312522249911">
            <text:p>1.631252225</text:p>
          </table:table-cell>
          <table:table-cell office:value-type="float" office:value="1.11973569492493">
            <text:p>1.1197356949</text:p>
          </table:table-cell>
          <table:table-cell office:value-type="float" office:value="2.84036074829768">
            <text:p>2.8403607483</text:p>
          </table:table-cell>
          <table:table-cell office:value-type="float" office:value="4.53624232348187">
            <text:p>4.5362423235</text:p>
          </table:table-cell>
          <table:table-cell office:value-type="float" office:value="20.9870833801482">
            <text:p>20.987083380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44">
            <text:p>1144</text:p>
          </table:table-cell>
          <table:table-cell office:value-type="float" office:value="2996">
            <text:p>2996</text:p>
          </table:table-cell>
          <table:table-cell office:value-type="float" office:value="126.625">
            <text:p>126.625</text:p>
          </table:table-cell>
          <table:table-cell office:value-type="float" office:value="105.25">
            <text:p>105.25</text:p>
          </table:table-cell>
          <table:table-cell office:value-type="float" office:value="194.625">
            <text:p>194.625</text:p>
          </table:table-cell>
          <table:table-cell office:value-type="float" office:value="0.340389784946237">
            <text:p>0.3403897849</text:p>
          </table:table-cell>
          <table:table-cell office:value-type="float" office:value="0.0920017482517483">
            <text:p>0.0920017483</text:p>
          </table:table-cell>
          <table:table-cell office:value-type="float" office:value="0.0649616154873164">
            <text:p>0.0649616155</text:p>
          </table:table-cell>
          <table:table-cell office:value-type="float" office:value="2.41846005047549">
            <text:p>2.4184600505</text:p>
          </table:table-cell>
          <table:table-cell office:value-type="float" office:value="1.33859618937662">
            <text:p>1.3385961894</text:p>
          </table:table-cell>
          <table:table-cell office:value-type="float" office:value="1.23563687671958">
            <text:p>1.2356368767</text:p>
          </table:table-cell>
          <table:table-cell office:value-type="float" office:value="2.36600935886211">
            <text:p>2.3660093589</text:p>
          </table:table-cell>
          <table:table-cell office:value-type="float" office:value="7.87555576288613">
            <text:p>7.8755557629</text:p>
          </table:table-cell>
          <table:table-cell office:value-type="float" office:value="11.0130421496651">
            <text:p>11.013042149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1340">
            <text:p>1340</text:p>
          </table:table-cell>
          <table:table-cell office:value-type="float" office:value="3318">
            <text:p>3318</text:p>
          </table:table-cell>
          <table:table-cell office:value-type="float" office:value="86.25">
            <text:p>86.25</text:p>
          </table:table-cell>
          <table:table-cell office:value-type="float" office:value="245.125">
            <text:p>245.125</text:p>
          </table:table-cell>
          <table:table-cell office:value-type="float" office:value="256.375">
            <text:p>256.375</text:p>
          </table:table-cell>
          <table:table-cell office:value-type="float" office:value="0.143272425249169">
            <text:p>0.1432724252</text:p>
          </table:table-cell>
          <table:table-cell office:value-type="float" office:value="0.182929104477612">
            <text:p>0.1829291045</text:p>
          </table:table-cell>
          <table:table-cell office:value-type="float" office:value="0.0772679324894515">
            <text:p>0.0772679325</text:p>
          </table:table-cell>
          <table:table-cell office:value-type="float" office:value="1.54168638453218">
            <text:p>1.5416863845</text:p>
          </table:table-cell>
          <table:table-cell office:value-type="float" office:value="1.705839457911">
            <text:p>1.7058394579</text:p>
          </table:table-cell>
          <table:table-cell office:value-type="float" office:value="1.28213961715982">
            <text:p>1.2821396172</text:p>
          </table:table-cell>
          <table:table-cell office:value-type="float" office:value="5.17680824721113">
            <text:p>5.1768082472</text:p>
          </table:table-cell>
          <table:table-cell office:value-type="float" office:value="4.12603191572121">
            <text:p>4.1260319157</text:p>
          </table:table-cell>
          <table:table-cell office:value-type="float" office:value="9.31297146563966">
            <text:p>9.312971465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81">
            <text:p>781</text:p>
          </table:table-cell>
          <table:table-cell office:value-type="float" office:value="1466">
            <text:p>1466</text:p>
          </table:table-cell>
          <table:table-cell office:value-type="float" office:value="3365">
            <text:p>3365</text:p>
          </table:table-cell>
          <table:table-cell office:value-type="float" office:value="97.875">
            <text:p>97.875</text:p>
          </table:table-cell>
          <table:table-cell office:value-type="float" office:value="151.25">
            <text:p>151.25</text:p>
          </table:table-cell>
          <table:table-cell office:value-type="float" office:value="145">
            <text:p>145</text:p>
          </table:table-cell>
          <table:table-cell office:value-type="float" office:value="0.125320102432778">
            <text:p>0.1253201024</text:p>
          </table:table-cell>
          <table:table-cell office:value-type="float" office:value="0.103171896316508">
            <text:p>0.1031718963</text:p>
          </table:table-cell>
          <table:table-cell office:value-type="float" office:value="0.0430906389301634">
            <text:p>0.0430906389</text:p>
          </table:table-cell>
          <table:table-cell office:value-type="float" office:value="1.4694024095393">
            <text:p>1.4694024095</text:p>
          </table:table-cell>
          <table:table-cell office:value-type="float" office:value="1.38196473987928">
            <text:p>1.3819647399</text:p>
          </table:table-cell>
          <table:table-cell office:value-type="float" office:value="1.15445657045585">
            <text:p>1.1544565705</text:p>
          </table:table-cell>
          <table:table-cell office:value-type="float" office:value="5.87076884364345">
            <text:p>5.8707688436</text:p>
          </table:table-cell>
          <table:table-cell office:value-type="float" office:value="7.05927486056417">
            <text:p>7.0592748606</text:p>
          </table:table-cell>
          <table:table-cell office:value-type="float" office:value="16.4299316982039">
            <text:p>16.429931698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25">
            <text:p>825</text:p>
          </table:table-cell>
          <table:table-cell office:value-type="float" office:value="1625">
            <text:p>1625</text:p>
          </table:table-cell>
          <table:table-cell office:value-type="float" office:value="3923">
            <text:p>3923</text:p>
          </table:table-cell>
          <table:table-cell office:value-type="float" office:value="-5">
            <text:p>-5</text:p>
          </table:table-cell>
          <table:table-cell office:value-type="float" office:value="81.625">
            <text:p>81.625</text:p>
          </table:table-cell>
          <table:table-cell office:value-type="float" office:value="158.125">
            <text:p>158.125</text:p>
          </table:table-cell>
          <table:table-cell office:value-type="float" office:value="-0.00606060606060606">
            <text:p>-0.0060606061</text:p>
          </table:table-cell>
          <table:table-cell office:value-type="float" office:value="0.0502307692307692">
            <text:p>0.0502307692</text:p>
          </table:table-cell>
          <table:table-cell office:value-type="float" office:value="0.0403071628855468">
            <text:p>0.0403071629</text:p>
          </table:table-cell>
          <table:table-cell office:value-type="float" office:value="0.97885987144169">
            <text:p>0.9788598714</text:p>
          </table:table-cell>
          <table:table-cell office:value-type="float" office:value="1.18075302745562">
            <text:p>1.1807530275</text:p>
          </table:table-cell>
          <table:table-cell office:value-type="float" office:value="1.14425941816398">
            <text:p>1.1442594182</text:p>
          </table:table-cell>
          <table:table-cell office:value-type="float" office:value="0">
            <text:p>0</text:p>
          </table:table-cell>
          <table:table-cell office:value-type="float" office:value="14.1429975227542">
            <text:p>14.1429975228</text:p>
          </table:table-cell>
          <table:table-cell office:value-type="float" office:value="17.540916502058">
            <text:p>17.54091650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office:value-type="float" office:value="1719">
            <text:p>1719</text:p>
          </table:table-cell>
          <table:table-cell office:value-type="float" office:value="3916">
            <text:p>3916</text:p>
          </table:table-cell>
          <table:table-cell office:value-type="float" office:value="42.375">
            <text:p>42.375</text:p>
          </table:table-cell>
          <table:table-cell office:value-type="float" office:value="198.25">
            <text:p>198.25</text:p>
          </table:table-cell>
          <table:table-cell office:value-type="float" office:value="336.125">
            <text:p>336.125</text:p>
          </table:table-cell>
          <table:table-cell office:value-type="float" office:value="0.048931870669746">
            <text:p>0.0489318707</text:p>
          </table:table-cell>
          <table:table-cell office:value-type="float" office:value="0.115328679464805">
            <text:p>0.1153286795</text:p>
          </table:table-cell>
          <table:table-cell office:value-type="float" office:value="0.0858337589376915">
            <text:p>0.0858337589</text:p>
          </table:table-cell>
          <table:table-cell office:value-type="float" office:value="1.1759544301599">
            <text:p>1.1759544302</text:p>
          </table:table-cell>
          <table:table-cell office:value-type="float" office:value="1.42971975856873">
            <text:p>1.4297197586</text:p>
          </table:table-cell>
          <table:table-cell office:value-type="float" office:value="1.31485832726173">
            <text:p>1.3148583273</text:p>
          </table:table-cell>
          <table:table-cell office:value-type="float" office:value="14.5093707939221">
            <text:p>14.5093707939</text:p>
          </table:table-cell>
          <table:table-cell office:value-type="float" office:value="6.35045931232172">
            <text:p>6.3504593123</text:p>
          </table:table-cell>
          <table:table-cell office:value-type="float" office:value="8.41727860366925">
            <text:p>8.417278603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1822">
            <text:p>1822</text:p>
          </table:table-cell>
          <table:table-cell office:value-type="float" office:value="4233">
            <text:p>4233</text:p>
          </table:table-cell>
          <table:table-cell office:value-type="float" office:value="87.5">
            <text:p>87.5</text:p>
          </table:table-cell>
          <table:table-cell office:value-type="float" office:value="115.5">
            <text:p>115.5</text:p>
          </table:table-cell>
          <table:table-cell office:value-type="float" office:value="138.25">
            <text:p>138.25</text:p>
          </table:table-cell>
          <table:table-cell office:value-type="float" office:value="0.0972222222222222">
            <text:p>0.0972222222</text:p>
          </table:table-cell>
          <table:table-cell office:value-type="float" office:value="0.0633918770581778">
            <text:p>0.0633918771</text:p>
          </table:table-cell>
          <table:table-cell office:value-type="float" office:value="0.0326600519725963">
            <text:p>0.032660052</text:p>
          </table:table-cell>
          <table:table-cell office:value-type="float" office:value="1.35880401234568">
            <text:p>1.3588040123</text:p>
          </table:table-cell>
          <table:table-cell office:value-type="float" office:value="1.22974788865446">
            <text:p>1.2297478887</text:p>
          </table:table-cell>
          <table:table-cell office:value-type="float" office:value="1.116400872734">
            <text:p>1.1164008727</text:p>
          </table:table-cell>
          <table:table-cell office:value-type="float" office:value="7.47072893315">
            <text:p>7.4707289332</text:p>
          </table:table-cell>
          <table:table-cell office:value-type="float" office:value="11.2773452896293">
            <text:p>11.2773452896</text:p>
          </table:table-cell>
          <table:table-cell office:value-type="float" office:value="21.5678059741348">
            <text:p>21.567805974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908">
            <text:p>908</text:p>
          </table:table-cell>
          <table:table-cell office:value-type="float" office:value="1884">
            <text:p>1884</text:p>
          </table:table-cell>
          <table:table-cell office:value-type="float" office:value="5138">
            <text:p>5138</text:p>
          </table:table-cell>
          <table:table-cell office:value-type="float" office:value="31.625">
            <text:p>31.625</text:p>
          </table:table-cell>
          <table:table-cell office:value-type="float" office:value="170.875">
            <text:p>170.875</text:p>
          </table:table-cell>
          <table:table-cell office:value-type="float" office:value="91.875">
            <text:p>91.875</text:p>
          </table:table-cell>
          <table:table-cell office:value-type="float" office:value="0.034829295154185">
            <text:p>0.0348292952</text:p>
          </table:table-cell>
          <table:table-cell office:value-type="float" office:value="0.090697983014862">
            <text:p>0.090697983</text:p>
          </table:table-cell>
          <table:table-cell office:value-type="float" office:value="0.0178814713896458">
            <text:p>0.0178814714</text:p>
          </table:table-cell>
          <table:table-cell office:value-type="float" office:value="1.12428016944948">
            <text:p>1.1242801694</text:p>
          </table:table-cell>
          <table:table-cell office:value-type="float" office:value="1.33356614383303">
            <text:p>1.3335661438</text:p>
          </table:table-cell>
          <table:table-cell office:value-type="float" office:value="1.06321185402112">
            <text:p>1.063211854</text:p>
          </table:table-cell>
          <table:table-cell office:value-type="float" office:value="20.2458652996094">
            <text:p>20.2458652996</text:p>
          </table:table-cell>
          <table:table-cell office:value-type="float" office:value="7.98392541275285">
            <text:p>7.98392541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60">
            <text:p>960</text:p>
          </table:table-cell>
          <table:table-cell office:value-type="float" office:value="1828">
            <text:p>1828</text:p>
          </table:table-cell>
          <table:table-cell office:value-type="float" office:value="3774">
            <text:p>3774</text:p>
          </table:table-cell>
          <table:table-cell office:value-type="float" office:value="31.375">
            <text:p>31.375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float" office:value="0.0326822916666667">
            <text:p>0.0326822917</text:p>
          </table:table-cell>
          <table:table-cell office:value-type="float" office:value="0.0103938730853392">
            <text:p>0.0103938731</text:p>
          </table:table-cell>
          <table:table-cell office:value-type="float" office:value="0.0214626391096979">
            <text:p>0.0214626391</text:p>
          </table:table-cell>
          <table:table-cell office:value-type="float" office:value="1.11648155992296">
            <text:p>1.1164815599</text:p>
          </table:table-cell>
          <table:table-cell office:value-type="float" office:value="1.03659029969021">
            <text:p>1.0365902997</text:p>
          </table:table-cell>
          <table:table-cell office:value-type="float" office:value="1.07602210084395">
            <text:p>1.0760221008</text:p>
          </table:table-cell>
          <table:table-cell office:value-type="float" office:value="21.5533628114911">
            <text:p>21.5533628115</text:p>
          </table:table-cell>
          <table:table-cell office:value-type="float" office:value="0">
            <text:p>0</text:p>
          </table:table-cell>
          <table:table-cell office:value-type="float" office:value="32.6408711759835">
            <text:p>32.64087117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06">
            <text:p>1206</text:p>
          </table:table-cell>
          <table:table-cell office:value-type="float" office:value="2148">
            <text:p>2148</text:p>
          </table:table-cell>
          <table:table-cell office:value-type="float" office:value="4259">
            <text:p>4259</text:p>
          </table:table-cell>
          <table:table-cell office:value-type="float" office:value="41.5">
            <text:p>41.5</text:p>
          </table:table-cell>
          <table:table-cell office:value-type="float" office:value="151.375">
            <text:p>151.375</text:p>
          </table:table-cell>
          <table:table-cell office:value-type="float" office:value="246.375">
            <text:p>246.375</text:p>
          </table:table-cell>
          <table:table-cell office:value-type="float" office:value="0.0344112769485904">
            <text:p>0.0344112769</text:p>
          </table:table-cell>
          <table:table-cell office:value-type="float" office:value="0.0704725325884544">
            <text:p>0.0704725326</text:p>
          </table:table-cell>
          <table:table-cell office:value-type="float" office:value="0.0578480864052595">
            <text:p>0.0578480864</text:p>
          </table:table-cell>
          <table:table-cell office:value-type="float" office:value="1.12276037584328">
            <text:p>1.1227603758</text:p>
          </table:table-cell>
          <table:table-cell office:value-type="float" office:value="1.25638796464447">
            <text:p>1.2563879646</text:p>
          </table:table-cell>
          <table:table-cell office:value-type="float" office:value="1.20902724857588">
            <text:p>1.2090272486</text:p>
          </table:table-cell>
          <table:table-cell office:value-type="float" office:value="20.4876434790858">
            <text:p>20.4876434791</text:p>
          </table:table-cell>
          <table:table-cell office:value-type="float" office:value="10.1783472525258">
            <text:p>10.1783472525</text:p>
          </table:table-cell>
          <table:table-cell office:value-type="float" office:value="12.3255226279725">
            <text:p>12.32552262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206">
            <text:p>1206</text:p>
          </table:table-cell>
          <table:table-cell office:value-type="float" office:value="2346">
            <text:p>2346</text:p>
          </table:table-cell>
          <table:table-cell office:value-type="float" office:value="4199">
            <text:p>4199</text:p>
          </table:table-cell>
          <table:table-cell office:value-type="float" office:value="104.25">
            <text:p>104.25</text:p>
          </table:table-cell>
          <table:table-cell office:value-type="float" office:value="144.25">
            <text:p>144.25</text:p>
          </table:table-cell>
          <table:table-cell office:value-type="float" office:value="198.625">
            <text:p>198.625</text:p>
          </table:table-cell>
          <table:table-cell office:value-type="float" office:value="0.0864427860696517">
            <text:p>0.0864427861</text:p>
          </table:table-cell>
          <table:table-cell office:value-type="float" office:value="0.0614876385336743">
            <text:p>0.0614876385</text:p>
          </table:table-cell>
          <table:table-cell office:value-type="float" office:value="0.0473029292688735">
            <text:p>0.0473029293</text:p>
          </table:table-cell>
          <table:table-cell office:value-type="float" office:value="1.31719556756021">
            <text:p>1.3171955676</text:p>
          </table:table-cell>
          <table:table-cell office:value-type="float" office:value="1.22261696506506">
            <text:p>1.2226169651</text:p>
          </table:table-cell>
          <table:table-cell office:value-type="float" office:value="1.16994588399119">
            <text:p>1.169945884</text:p>
          </table:table-cell>
          <table:table-cell office:value-type="float" office:value="8.36035108016677">
            <text:p>8.3603510802</text:p>
          </table:table-cell>
          <table:table-cell office:value-type="float" office:value="11.6160787619671">
            <text:p>11.616078762</text:p>
          </table:table-cell>
          <table:table-cell office:value-type="float" office:value="14.9972709698655">
            <text:p>14.997270969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338">
            <text:p>1338</text:p>
          </table:table-cell>
          <table:table-cell office:value-type="float" office:value="2343">
            <text:p>2343</text:p>
          </table:table-cell>
          <table:table-cell office:value-type="float" office:value="3879">
            <text:p>3879</text:p>
          </table:table-cell>
          <table:table-cell office:value-type="float" office:value="26">
            <text:p>26</text:p>
          </table:table-cell>
          <table:table-cell office:value-type="float" office:value="189.625">
            <text:p>189.625</text:p>
          </table:table-cell>
          <table:table-cell office:value-type="float" office:value="42.75">
            <text:p>42.75</text:p>
          </table:table-cell>
          <table:table-cell office:value-type="float" office:value="0.0194319880418535">
            <text:p>0.019431988</text:p>
          </table:table-cell>
          <table:table-cell office:value-type="float" office:value="0.0809325650874947">
            <text:p>0.0809325651</text:p>
          </table:table-cell>
          <table:table-cell office:value-type="float" office:value="0.0110208816705336">
            <text:p>0.0110208817</text:p>
          </table:table-cell>
          <table:table-cell office:value-type="float" office:value="1.06875205837863">
            <text:p>1.0687520584</text:p>
          </table:table-cell>
          <table:table-cell office:value-type="float" office:value="1.29610213478585">
            <text:p>1.2961021348</text:p>
          </table:table-cell>
          <table:table-cell office:value-type="float" office:value="1.03881114711915">
            <text:p>1.0388111471</text:p>
          </table:table-cell>
          <table:table-cell office:value-type="float" office:value="0">
            <text:p>0</text:p>
          </table:table-cell>
          <table:table-cell office:value-type="float" office:value="8.90658154770639">
            <text:p>8.9065815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342">
            <text:p>1342</text:p>
          </table:table-cell>
          <table:table-cell office:value-type="float" office:value="2348">
            <text:p>2348</text:p>
          </table:table-cell>
          <table:table-cell office:value-type="float" office:value="4297">
            <text:p>4297</text:p>
          </table:table-cell>
          <table:table-cell office:value-type="float" office:value="110.25">
            <text:p>110.25</text:p>
          </table:table-cell>
          <table:table-cell office:value-type="float" office:value="198.5">
            <text:p>198.5</text:p>
          </table:table-cell>
          <table:table-cell office:value-type="float" office:value="96.25">
            <text:p>96.25</text:p>
          </table:table-cell>
          <table:table-cell office:value-type="float" office:value="0.0821535022354695">
            <text:p>0.0821535022</text:p>
          </table:table-cell>
          <table:table-cell office:value-type="float" office:value="0.0845400340715503">
            <text:p>0.0845400341</text:p>
          </table:table-cell>
          <table:table-cell office:value-type="float" office:value="0.0223993483825925">
            <text:p>0.0223993484</text:p>
          </table:table-cell>
          <table:table-cell office:value-type="float" office:value="1.30076568576607">
            <text:p>1.3007656858</text:p>
          </table:table-cell>
          <table:table-cell office:value-type="float" office:value="1.30989827327763">
            <text:p>1.3098982733</text:p>
          </table:table-cell>
          <table:table-cell office:value-type="float" office:value="1.07938111172268">
            <text:p>1.0793811117</text:p>
          </table:table-cell>
          <table:table-cell office:value-type="float" office:value="8.77923366022805">
            <text:p>8.7792336602</text:p>
          </table:table-cell>
          <table:table-cell office:value-type="float" office:value="8.54092705746047">
            <text:p>8.5409270575</text:p>
          </table:table-cell>
          <table:table-cell office:value-type="float" office:value="31.2902647932413">
            <text:p>31.290264793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87">
            <text:p>1387</text:p>
          </table:table-cell>
          <table:table-cell office:value-type="float" office:value="2535">
            <text:p>2535</text:p>
          </table:table-cell>
          <table:table-cell office:value-type="float" office:value="4723">
            <text:p>4723</text:p>
          </table:table-cell>
          <table:table-cell office:value-type="float" office:value="97.375">
            <text:p>97.375</text:p>
          </table:table-cell>
          <table:table-cell office:value-type="float" office:value="-19.25">
            <text:p>-19.25</text:p>
          </table:table-cell>
          <table:table-cell office:value-type="float" office:value="-6.25">
            <text:p>-6.25</text:p>
          </table:table-cell>
          <table:table-cell office:value-type="float" office:value="0.0702054794520548">
            <text:p>0.0702054795</text:p>
          </table:table-cell>
          <table:table-cell office:value-type="float" office:value="-0.00759368836291913">
            <text:p>-0.0075936884</text:p>
          </table:table-cell>
          <table:table-cell office:value-type="float" office:value="-0.00132331145458395">
            <text:p>-0.0013233115</text:p>
          </table:table-cell>
          <table:table-cell office:value-type="float" office:value="1.25537964439857">
            <text:p>1.2553796444</text:p>
          </table:table-cell>
          <table:table-cell office:value-type="float" office:value="0.973535112371571">
            <text:p>0.9735351124</text:p>
          </table:table-cell>
          <table:table-cell office:value-type="float" office:value="0.99537184216924">
            <text:p>0.9953718422</text:p>
          </table:table-cell>
          <table:table-cell office:value-type="float" office:value="10.2157754985373">
            <text:p>10.21577549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96">
            <text:p>1596</text:p>
          </table:table-cell>
          <table:table-cell office:value-type="float" office:value="2940">
            <text:p>2940</text:p>
          </table:table-cell>
          <table:table-cell office:value-type="float" office:value="5162">
            <text:p>5162</text:p>
          </table:table-cell>
          <table:table-cell office:value-type="float" office:value="92.125">
            <text:p>92.125</text:p>
          </table:table-cell>
          <table:table-cell office:value-type="float" office:value="116.625">
            <text:p>116.625</text:p>
          </table:table-cell>
          <table:table-cell office:value-type="float" office:value="282.875">
            <text:p>282.875</text:p>
          </table:table-cell>
          <table:table-cell office:value-type="float" office:value="0.0577224310776942">
            <text:p>0.0577224311</text:p>
          </table:table-cell>
          <table:table-cell office:value-type="float" office:value="0.0396683673469388">
            <text:p>0.0396683673</text:p>
          </table:table-cell>
          <table:table-cell office:value-type="float" office:value="0.0547994963192561">
            <text:p>0.0547994963</text:p>
          </table:table-cell>
          <table:table-cell office:value-type="float" office:value="1.20855899170899">
            <text:p>1.2085589917</text:p>
          </table:table-cell>
          <table:table-cell office:value-type="float" office:value="1.14192350127551">
            <text:p>1.1419235013</text:p>
          </table:table-cell>
          <table:table-cell office:value-type="float" office:value="1.19768408731921">
            <text:p>1.1976840873</text:p>
          </table:table-cell>
          <table:table-cell office:value-type="float" office:value="12.3516134023432">
            <text:p>12.3516134023</text:p>
          </table:table-cell>
          <table:table-cell office:value-type="float" office:value="17.8178760952575">
            <text:p>17.8178760953</text:p>
          </table:table-cell>
          <table:table-cell office:value-type="float" office:value="12.9922795156262">
            <text:p>12.992279515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42">
            <text:p>1742</text:p>
          </table:table-cell>
          <table:table-cell office:value-type="float" office:value="2669">
            <text:p>2669</text:p>
          </table:table-cell>
          <table:table-cell office:value-type="float" office:value="4530">
            <text:p>4530</text:p>
          </table:table-cell>
          <table:table-cell office:value-type="float" office:value="69">
            <text:p>69</text:p>
          </table:table-cell>
          <table:table-cell office:value-type="float" office:value="23.125">
            <text:p>23.125</text:p>
          </table:table-cell>
          <table:table-cell office:value-type="float" office:value="-19.375">
            <text:p>-19.375</text:p>
          </table:table-cell>
          <table:table-cell office:value-type="float" office:value="0.039609644087256">
            <text:p>0.0396096441</text:p>
          </table:table-cell>
          <table:table-cell office:value-type="float" office:value="0.0086642937429749">
            <text:p>0.0086642937</text:p>
          </table:table-cell>
          <table:table-cell office:value-type="float" office:value="-0.00427704194260486">
            <text:p>-0.0042770419</text:p>
          </table:table-cell>
          <table:table-cell office:value-type="float" office:value="1.14170884515865">
            <text:p>1.1417088452</text:p>
          </table:table-cell>
          <table:table-cell office:value-type="float" office:value="1.0304721652731">
            <text:p>1.0304721653</text:p>
          </table:table-cell>
          <table:table-cell office:value-type="float" office:value="0.98506620765293">
            <text:p>0.9850662077</text:p>
          </table:table-cell>
          <table:table-cell office:value-type="float" office:value="17.8437847604766">
            <text:p>17.84378476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826">
            <text:p>1826</text:p>
          </table:table-cell>
          <table:table-cell office:value-type="float" office:value="2745">
            <text:p>2745</text:p>
          </table:table-cell>
          <table:table-cell office:value-type="float" office:value="4403">
            <text:p>4403</text:p>
          </table:table-cell>
          <table:table-cell office:value-type="float" office:value="71.25">
            <text:p>71.25</text:p>
          </table:table-cell>
          <table:table-cell office:value-type="float" office:value="81.25">
            <text:p>81.25</text:p>
          </table:table-cell>
          <table:table-cell office:value-type="float" office:value="-27.75">
            <text:p>-27.75</text:p>
          </table:table-cell>
          <table:table-cell office:value-type="float" office:value="0.0390197152245345">
            <text:p>0.0390197152</text:p>
          </table:table-cell>
          <table:table-cell office:value-type="float" office:value="0.0295992714025501">
            <text:p>0.0295992714</text:p>
          </table:table-cell>
          <table:table-cell office:value-type="float" office:value="-0.00630252100840336">
            <text:p>-0.006302521</text:p>
          </table:table-cell>
          <table:table-cell office:value-type="float" office:value="1.13955317811123">
            <text:p>1.1395531781</text:p>
          </table:table-cell>
          <table:table-cell office:value-type="float" office:value="1.10531463896935">
            <text:p>1.105314639</text:p>
          </table:table-cell>
          <table:table-cell office:value-type="float" office:value="0.978019031141869">
            <text:p>0.9780190311</text:p>
          </table:table-cell>
          <table:table-cell office:value-type="float" office:value="18.1083872236586">
            <text:p>18.1083872237</text:p>
          </table:table-cell>
          <table:table-cell office:value-type="float" office:value="23.7625996081321">
            <text:p>23.76259960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float" office:value="2958">
            <text:p>2958</text:p>
          </table:table-cell>
          <table:table-cell office:value-type="float" office:value="4587">
            <text:p>4587</text:p>
          </table:table-cell>
          <table:table-cell office:value-type="float" office:value="103.75">
            <text:p>103.75</text:p>
          </table:table-cell>
          <table:table-cell office:value-type="float" office:value="-2.875">
            <text:p>-2.875</text:p>
          </table:table-cell>
          <table:table-cell office:value-type="float" office:value="-7.375">
            <text:p>-7.375</text:p>
          </table:table-cell>
          <table:table-cell office:value-type="float" office:value="0.0522406847935549">
            <text:p>0.0522406848</text:p>
          </table:table-cell>
          <table:table-cell office:value-type="float" office:value="-0.000971940500338066">
            <text:p>-0.0009719405</text:p>
          </table:table-cell>
          <table:table-cell office:value-type="float" office:value="-0.00160780466535862">
            <text:p>-0.0016078047</text:p>
          </table:table-cell>
          <table:table-cell office:value-type="float" office:value="1.18819141150693">
            <text:p>1.1881914115</text:p>
          </table:table-cell>
          <table:table-cell office:value-type="float" office:value="0.996600059798756">
            <text:p>0.9966000598</text:p>
          </table:table-cell>
          <table:table-cell office:value-type="float" office:value="0.994377750341495">
            <text:p>0.9943777503</text:p>
          </table:table-cell>
          <table:table-cell office:value-type="float" office:value="13.6119726011636">
            <text:p>13.61197260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2" office:value-type="float" office:value="27">
            <text:p>27</text:p>
          </table:table-cell>
          <table:table-cell office:value-type="float" office:value="2055">
            <text:p>2055</text:p>
          </table:table-cell>
          <table:table-cell office:value-type="float" office:value="3224">
            <text:p>3224</text:p>
          </table:table-cell>
          <table:table-cell office:value-type="float" office:value="5796">
            <text:p>5796</text:p>
          </table:table-cell>
          <table:table-cell office:value-type="float" office:value="106">
            <text:p>106</text:p>
          </table:table-cell>
          <table:table-cell office:value-type="float" office:value="98.375">
            <text:p>98.375</text:p>
          </table:table-cell>
          <table:table-cell office:value-type="float" office:value="-35.75">
            <text:p>-35.75</text:p>
          </table:table-cell>
          <table:table-cell office:value-type="float" office:value="0.0515815085158151">
            <text:p>0.0515815085</text:p>
          </table:table-cell>
          <table:table-cell office:value-type="float" office:value="0.0305133374689826">
            <text:p>0.0305133375</text:p>
          </table:table-cell>
          <table:table-cell office:value-type="float" office:value="-0.00616804692891649">
            <text:p>-0.0061680469</text:p>
          </table:table-cell>
          <table:table-cell office:value-type="float" office:value="1.18575015776606">
            <text:p>1.1857501578</text:p>
          </table:table-cell>
          <table:table-cell office:value-type="float" office:value="1.10862156611789">
            <text:p>1.1086215661</text:p>
          </table:table-cell>
          <table:table-cell office:value-type="float" office:value="0.97848640356251">
            <text:p>0.9784864036</text:p>
          </table:table-cell>
          <table:table-cell office:value-type="float" office:value="13.7815690751536">
            <text:p>13.7815690752</text:p>
          </table:table-cell>
          <table:table-cell office:value-type="float" office:value="23.061040858935">
            <text:p>23.06104085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80">
            <text:p>1880</text:p>
          </table:table-cell>
          <table:table-cell office:value-type="float" office:value="3166">
            <text:p>3166</text:p>
          </table:table-cell>
          <table:table-cell office:value-type="float" office:value="5520">
            <text:p>5520</text:p>
          </table:table-cell>
          <table:table-cell office:value-type="float" office:value="54.125">
            <text:p>54.125</text:p>
          </table:table-cell>
          <table:table-cell office:value-type="float" office:value="90.5">
            <text:p>90.5</text:p>
          </table:table-cell>
          <table:table-cell office:value-type="float" office:value="42.5">
            <text:p>42.5</text:p>
          </table:table-cell>
          <table:table-cell office:value-type="float" office:value="0.0287898936170213">
            <text:p>0.0287898936</text:p>
          </table:table-cell>
          <table:table-cell office:value-type="float" office:value="0.0285849652558433">
            <text:p>0.0285849653</text:p>
          </table:table-cell>
          <table:table-cell office:value-type="float" office:value="0.00769927536231884">
            <text:p>0.0076992754</text:p>
          </table:table-cell>
          <table:table-cell office:value-type="float" office:value="1.10238918928955">
            <text:p>1.1023891893</text:p>
          </table:table-cell>
          <table:table-cell office:value-type="float" office:value="1.10164889486326">
            <text:p>1.1016488949</text:p>
          </table:table-cell>
          <table:table-cell office:value-type="float" office:value="1.02706365029668">
            <text:p>1.0270636503</text:p>
          </table:table-cell>
          <table:table-cell office:value-type="float" office:value="24.4209932437163">
            <text:p>24.4209932437</text:p>
          </table:table-cell>
          <table:table-cell office:value-type="float" office:value="24.5936083302814">
            <text:p>24.59360833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27">
            <text:p>1927</text:p>
          </table:table-cell>
          <table:table-cell office:value-type="float" office:value="3128">
            <text:p>3128</text:p>
          </table:table-cell>
          <table:table-cell office:value-type="float" office:value="5336">
            <text:p>5336</text:p>
          </table:table-cell>
          <table:table-cell office:value-type="float" office:value="40.25">
            <text:p>40.25</text:p>
          </table:table-cell>
          <table:table-cell office:value-type="float" office:value="135">
            <text:p>135</text:p>
          </table:table-cell>
          <table:table-cell office:value-type="float" office:value="162.625">
            <text:p>162.625</text:p>
          </table:table-cell>
          <table:table-cell office:value-type="float" office:value="0.0208873897249611">
            <text:p>0.0208873897</text:p>
          </table:table-cell>
          <table:table-cell office:value-type="float" office:value="0.0431585677749361">
            <text:p>0.0431585678</text:p>
          </table:table-cell>
          <table:table-cell office:value-type="float" office:value="0.0304769490254873">
            <text:p>0.030476949</text:p>
          </table:table-cell>
          <table:table-cell office:value-type="float" office:value="1.07396097881443">
            <text:p>1.0739609788</text:p>
          </table:table-cell>
          <table:table-cell office:value-type="float" office:value="1.15470580467815">
            <text:p>1.1547058047</text:p>
          </table:table-cell>
          <table:table-cell office:value-type="float" office:value="1.10848985665613">
            <text:p>1.1084898567</text:p>
          </table:table-cell>
          <table:table-cell office:value-type="float" office:value="33.5303389504925">
            <text:p>33.5303389505</text:p>
          </table:table-cell>
          <table:table-cell office:value-type="float" office:value="16.4046099174069">
            <text:p>16.4046099174</text:p>
          </table:table-cell>
          <table:table-cell office:value-type="float" office:value="23.0881652749575">
            <text:p>23.08816527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1728">
            <text:p>1728</text:p>
          </table:table-cell>
          <table:table-cell office:value-type="float" office:value="3016">
            <text:p>3016</text:p>
          </table:table-cell>
          <table:table-cell office:value-type="float" office:value="5720">
            <text:p>5720</text:p>
          </table:table-cell>
          <table:table-cell office:value-type="float" office:value="-214.5">
            <text:p>-214.5</text:p>
          </table:table-cell>
          <table:table-cell office:value-type="float" office:value="37.625">
            <text:p>37.625</text:p>
          </table:table-cell>
          <table:table-cell office:value-type="float" office:value="330">
            <text:p>330</text:p>
          </table:table-cell>
          <table:table-cell office:value-type="float" office:value="-0.124131944444444">
            <text:p>-0.1241319444</text:p>
          </table:table-cell>
          <table:table-cell office:value-type="float" office:value="0.0124751326259947">
            <text:p>0.0124751326</text:p>
          </table:table-cell>
          <table:table-cell office:value-type="float" office:value="0.0576923076923077">
            <text:p>0.0576923077</text:p>
          </table:table-cell>
          <table:table-cell office:value-type="float" office:value="0.595739324122299">
            <text:p>0.5957393241</text:p>
          </table:table-cell>
          <table:table-cell office:value-type="float" office:value="1.04396799690169">
            <text:p>1.0439679969</text:p>
          </table:table-cell>
          <table:table-cell office:value-type="float" office:value="1.20844674556213">
            <text:p>1.2084467456</text:p>
          </table:table-cell>
          <table:table-cell office:value-type="float" office:value="-5.22972775911074">
            <text:p>-5.2297277591</text:p>
          </table:table-cell>
          <table:table-cell office:value-type="float" office:value="0">
            <text:p>0</text:p>
          </table:table-cell>
          <table:table-cell office:value-type="float" office:value="12.3578850352118">
            <text:p>12.357885035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1188">
            <text:p>1188</text:p>
          </table:table-cell>
          <table:table-cell office:value-type="float" office:value="3135">
            <text:p>3135</text:p>
          </table:table-cell>
          <table:table-cell office:value-type="float" office:value="5390">
            <text:p>5390</text:p>
          </table:table-cell>
          <table:table-cell office:value-type="float" office:value="-214.25">
            <text:p>-214.25</text:p>
          </table:table-cell>
          <table:table-cell office:value-type="float" office:value="-28.875">
            <text:p>-28.875</text:p>
          </table:table-cell>
          <table:table-cell office:value-type="float" office:value="247.5">
            <text:p>247.5</text:p>
          </table:table-cell>
          <table:table-cell office:value-type="float" office:value="-0.180345117845118">
            <text:p>-0.1803451178</text:p>
          </table:table-cell>
          <table:table-cell office:value-type="float" office:value="-0.00921052631578947">
            <text:p>-0.0092105263</text:p>
          </table:table-cell>
          <table:table-cell office:value-type="float" office:value="0.0459183673469388">
            <text:p>0.0459183673</text:p>
          </table:table-cell>
          <table:table-cell office:value-type="float" office:value="0.432539836142004">
            <text:p>0.4325398361</text:p>
          </table:table-cell>
          <table:table-cell office:value-type="float" office:value="0.967929432132964">
            <text:p>0.9679294321</text:p>
          </table:table-cell>
          <table:table-cell office:value-type="float" office:value="1.16484693877551">
            <text:p>1.1648469388</text:p>
          </table:table-cell>
          <table:table-cell office:value-type="float" office:value="-3.48539522686822">
            <text:p>-3.4853952269</text:p>
          </table:table-cell>
          <table:table-cell office:value-type="float" office:value="0">
            <text:p>0</text:p>
          </table:table-cell>
          <table:table-cell office:value-type="float" office:value="15.4391856875513">
            <text:p>15.439185687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51">
            <text:p>51</text:p>
          </table:table-cell>
          <table:table-cell office:value-type="float" office:value="810">
            <text:p>810</text:p>
          </table:table-cell>
          <table:table-cell office:value-type="float" office:value="2990">
            <text:p>2990</text:p>
          </table:table-cell>
          <table:table-cell office:value-type="float" office:value="5335">
            <text:p>5335</text:p>
          </table:table-cell>
          <table:table-cell office:value-type="float" office:value="-62.25">
            <text:p>-62.25</text:p>
          </table:table-cell>
          <table:table-cell office:value-type="float" office:value="-0.375">
            <text:p>-0.375</text:p>
          </table:table-cell>
          <table:table-cell office:value-type="float" office:value="-139">
            <text:p>-139</text:p>
          </table:table-cell>
          <table:table-cell office:value-type="float" office:value="-0.0768518518518519">
            <text:p>-0.0768518519</text:p>
          </table:table-cell>
          <table:table-cell office:value-type="float" office:value="-0.000125418060200669">
            <text:p>-0.0001254181</text:p>
          </table:table-cell>
          <table:table-cell office:value-type="float" office:value="-0.0260543580131209">
            <text:p>-0.026054358</text:p>
          </table:table-cell>
          <table:table-cell office:value-type="float" office:value="0.742594684499314">
            <text:p>0.7425946845</text:p>
          </table:table-cell>
          <table:table-cell office:value-type="float" office:value="0.99956106761949">
            <text:p>0.9995610676</text:p>
          </table:table-cell>
          <table:table-cell office:value-type="float" office:value="0.91014025291417">
            <text:p>0.9101402529</text:p>
          </table:table-cell>
          <table:table-cell office:value-type="float" office:value="-8.66807242873993">
            <text:p>-8.6680724287</text:p>
          </table:table-cell>
          <table:table-cell office:value-type="float" office:value="0">
            <text:p>0</text:p>
          </table:table-cell>
          <table:table-cell office:value-type="float" office:value="-26.255787906556">
            <text:p>-26.255787906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567">
            <text:p>567</text:p>
          </table:table-cell>
          <table:table-cell office:value-type="float" office:value="3076">
            <text:p>3076</text:p>
          </table:table-cell>
          <table:table-cell office:value-type="float" office:value="6050">
            <text:p>6050</text:p>
          </table:table-cell>
          <table:table-cell office:value-type="float" office:value="84.875">
            <text:p>84.875</text:p>
          </table:table-cell>
          <table:table-cell office:value-type="float" office:value="56.25">
            <text:p>56.25</text:p>
          </table:table-cell>
          <table:table-cell office:value-type="float" office:value="213.125">
            <text:p>213.125</text:p>
          </table:table-cell>
          <table:table-cell office:value-type="float" office:value="0.149691358024691">
            <text:p>0.149691358</text:p>
          </table:table-cell>
          <table:table-cell office:value-type="float" office:value="0.0182867360208062">
            <text:p>0.018286736</text:p>
          </table:table-cell>
          <table:table-cell office:value-type="float" office:value="0.0352272727272727">
            <text:p>0.0352272727</text:p>
          </table:table-cell>
          <table:table-cell office:value-type="float" office:value="1.56783845831428">
            <text:p>1.5678384583</text:p>
          </table:table-cell>
          <table:table-cell office:value-type="float" office:value="1.06465900931284">
            <text:p>1.0646590093</text:p>
          </table:table-cell>
          <table:table-cell office:value-type="float" office:value="1.12572773760331">
            <text:p>1.1257277376</text:p>
          </table:table-cell>
          <table:table-cell office:value-type="float" office:value="4.96902774040192">
            <text:p>4.9690277404</text:p>
          </table:table-cell>
          <table:table-cell office:value-type="float" office:value="0">
            <text:p>0</text:p>
          </table:table-cell>
          <table:table-cell office:value-type="float" office:value="20.0210099367547">
            <text:p>20.021009936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594">
            <text:p>594</text:p>
          </table:table-cell>
          <table:table-cell office:value-type="float" office:value="2937">
            <text:p>2937</text:p>
          </table:table-cell>
          <table:table-cell office:value-type="float" office:value="7095">
            <text:p>7095</text:p>
          </table:table-cell>
          <table:table-cell office:value-type="float" office:value="317.25">
            <text:p>317.25</text:p>
          </table:table-cell>
          <table:table-cell office:value-type="float" office:value="-123.75">
            <text:p>-123.75</text:p>
          </table:table-cell>
          <table:table-cell office:value-type="float" office:value="41.25">
            <text:p>41.25</text:p>
          </table:table-cell>
          <table:table-cell office:value-type="float" office:value="0.534090909090909">
            <text:p>0.5340909091</text:p>
          </table:table-cell>
          <table:table-cell office:value-type="float" office:value="-0.0421348314606742">
            <text:p>-0.0421348315</text:p>
          </table:table-cell>
          <table:table-cell office:value-type="float" office:value="0.00581395348837209">
            <text:p>0.0058139535</text:p>
          </table:table-cell>
          <table:table-cell office:value-type="float" office:value="3.42841425619835">
            <text:p>3.4284142562</text:p>
          </table:table-cell>
          <table:table-cell office:value-type="float" office:value="0.85600776417119">
            <text:p>0.8560077642</text:p>
          </table:table-cell>
          <table:table-cell office:value-type="float" office:value="1.02041508923743">
            <text:p>1.0204150892</text:p>
          </table:table-cell>
          <table:table-cell office:value-type="float" office:value="1.61973752958355">
            <text:p>1.6197375296</text:p>
          </table:table-cell>
          <table:table-cell office:value-type="float" office:value="-16.1016330071733">
            <text:p>-16.1016330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97">
            <text:p>97</text:p>
          </table:table-cell>
          <table:table-cell office:value-type="float" office:value="864">
            <text:p>864</text:p>
          </table:table-cell>
          <table:table-cell office:value-type="float" office:value="2640">
            <text:p>2640</text:p>
          </table:table-cell>
          <table:table-cell office:value-type="float" office:value="7315">
            <text:p>7315</text:p>
          </table:table-cell>
          <table:table-cell office:value-type="float" office:value="459">
            <text:p>459</text:p>
          </table:table-cell>
          <table:table-cell office:value-type="float" office:value="-90">
            <text:p>-90</text:p>
          </table:table-cell>
          <table:table-cell office:value-type="float" office:value="-6.875">
            <text:p>-6.875</text:p>
          </table:table-cell>
          <table:table-cell office:value-type="float" office:value="0.53125">
            <text:p>0.53125</text:p>
          </table:table-cell>
          <table:table-cell office:value-type="float" office:value="-0.0340909090909091">
            <text:p>-0.0340909091</text:p>
          </table:table-cell>
          <table:table-cell office:value-type="float" office:value="-0.00093984962406015">
            <text:p>-0.0009398496</text:p>
          </table:table-cell>
          <table:table-cell office:value-type="float" office:value="3.4125390625">
            <text:p>3.4125390625</text:p>
          </table:table-cell>
          <table:table-cell office:value-type="float" office:value="0.882959710743802">
            <text:p>0.8829597107</text:p>
          </table:table-cell>
          <table:table-cell office:value-type="float" office:value="0.996712257617729">
            <text:p>0.9967122576</text:p>
          </table:table-cell>
          <table:table-cell office:value-type="float" office:value="1.62678377379716">
            <text:p>1.6267837738</text:p>
          </table:table-cell>
          <table:table-cell office:value-type="float" office:value="-19.9837402299236">
            <text:p>-19.9837402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810">
            <text:p>810</text:p>
          </table:table-cell>
          <table:table-cell office:value-type="float" office:value="3059">
            <text:p>3059</text:p>
          </table:table-cell>
          <table:table-cell office:value-type="float" office:value="9590">
            <text:p>9590</text:p>
          </table:table-cell>
          <table:table-cell office:value-type="float" office:value="-62.25">
            <text:p>-62.25</text:p>
          </table:table-cell>
          <table:table-cell office:value-type="float" office:value="-137.375">
            <text:p>-137.375</text:p>
          </table:table-cell>
          <table:table-cell office:value-type="float" office:value="3144.125">
            <text:p>3144.125</text:p>
          </table:table-cell>
          <table:table-cell office:value-type="float" office:value="-0.0768518518518519">
            <text:p>-0.0768518519</text:p>
          </table:table-cell>
          <table:table-cell office:value-type="float" office:value="-0.044908466819222">
            <text:p>-0.0449084668</text:p>
          </table:table-cell>
          <table:table-cell office:value-type="float" office:value="0.327854535974974">
            <text:p>0.327854536</text:p>
          </table:table-cell>
          <table:table-cell office:value-type="float" office:value="0.742594684499314">
            <text:p>0.7425946845</text:p>
          </table:table-cell>
          <table:table-cell office:value-type="float" office:value="0.846773236101147">
            <text:p>0.8467732361</text:p>
          </table:table-cell>
          <table:table-cell office:value-type="float" office:value="2.35816852556077">
            <text:p>2.3581685256</text:p>
          </table:table-cell>
          <table:table-cell office:value-type="float" office:value="-8.66807242873993">
            <text:p>-8.6680724287</text:p>
          </table:table-cell>
          <table:table-cell office:value-type="float" office:value="-15.0854383174508">
            <text:p>-15.0854383175</text:p>
          </table:table-cell>
          <table:table-cell office:value-type="float" office:value="2.44440738818152">
            <text:p>2.444407388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567">
            <text:p>567</text:p>
          </table:table-cell>
          <table:table-cell office:value-type="float" office:value="3471">
            <text:p>3471</text:p>
          </table:table-cell>
          <table:table-cell office:value-type="float" office:value="15481">
            <text:p>15481</text:p>
          </table:table-cell>
          <table:table-cell office:value-type="float" office:value="84.875">
            <text:p>84.875</text:p>
          </table:table-cell>
          <table:table-cell office:value-type="float" office:value="219.375">
            <text:p>219.375</text:p>
          </table:table-cell>
          <table:table-cell office:value-type="float" office:value="3022">
            <text:p>3022</text:p>
          </table:table-cell>
          <table:table-cell office:value-type="float" office:value="0.149691358024691">
            <text:p>0.149691358</text:p>
          </table:table-cell>
          <table:table-cell office:value-type="float" office:value="0.0632022471910112">
            <text:p>0.0632022472</text:p>
          </table:table-cell>
          <table:table-cell office:value-type="float" office:value="0.195207027969769">
            <text:p>0.195207028</text:p>
          </table:table-cell>
          <table:table-cell office:value-type="float" office:value="1.56783845831428">
            <text:p>1.5678384583</text:p>
          </table:table-cell>
          <table:table-cell office:value-type="float" office:value="1.22903713230653">
            <text:p>1.2290371323</text:p>
          </table:table-cell>
          <table:table-cell office:value-type="float" office:value="1.75791193408102">
            <text:p>1.7579119341</text:p>
          </table:table-cell>
          <table:table-cell office:value-type="float" office:value="4.96902774040192">
            <text:p>4.9690277404</text:p>
          </table:table-cell>
          <table:table-cell office:value-type="float" office:value="11.3101625552133">
            <text:p>11.3101625552</text:p>
          </table:table-cell>
          <table:table-cell office:value-type="float" office:value="3.88710998438417">
            <text:p>3.887109984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594">
            <text:p>594</text:p>
          </table:table-cell>
          <table:table-cell office:value-type="float" office:value="3190">
            <text:p>3190</text:p>
          </table:table-cell>
          <table:table-cell office:value-type="float" office:value="21646">
            <text:p>21646</text:p>
          </table:table-cell>
          <table:table-cell office:value-type="float" office:value="317.25">
            <text:p>317.25</text:p>
          </table:table-cell>
          <table:table-cell office:value-type="float" office:value="-108.75">
            <text:p>-108.75</text:p>
          </table:table-cell>
          <table:table-cell office:value-type="float" office:value="2603">
            <text:p>2603</text:p>
          </table:table-cell>
          <table:table-cell office:value-type="float" office:value="0.534090909090909">
            <text:p>0.5340909091</text:p>
          </table:table-cell>
          <table:table-cell office:value-type="float" office:value="-0.0340909090909091">
            <text:p>-0.0340909091</text:p>
          </table:table-cell>
          <table:table-cell office:value-type="float" office:value="0.120253164556962">
            <text:p>0.1202531646</text:p>
          </table:table-cell>
          <table:table-cell office:value-type="float" office:value="3.42841425619835">
            <text:p>3.4284142562</text:p>
          </table:table-cell>
          <table:table-cell office:value-type="float" office:value="0.882959710743802">
            <text:p>0.8829597107</text:p>
          </table:table-cell>
          <table:table-cell office:value-type="float" office:value="1.44922929017786">
            <text:p>1.4492292902</text:p>
          </table:table-cell>
          <table:table-cell office:value-type="float" office:value="1.61973752958355">
            <text:p>1.6197375296</text:p>
          </table:table-cell>
          <table:table-cell office:value-type="float" office:value="-19.9837402299236">
            <text:p>-19.9837402299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864">
            <text:p>864</text:p>
          </table:table-cell>
          <table:table-cell office:value-type="float" office:value="2871">
            <text:p>2871</text:p>
          </table:table-cell>
          <table:table-cell office:value-type="float" office:value="24660">
            <text:p>24660</text:p>
          </table:table-cell>
          <table:table-cell office:value-type="float" office:value="459">
            <text:p>459</text:p>
          </table:table-cell>
          <table:table-cell office:value-type="float" office:value="500.25">
            <text:p>500.25</text:p>
          </table:table-cell>
          <table:table-cell office:value-type="float" office:value="1935.125">
            <text:p>1935.125</text:p>
          </table:table-cell>
          <table:table-cell office:value-type="float" office:value="0.53125">
            <text:p>0.53125</text:p>
          </table:table-cell>
          <table:table-cell office:value-type="float" office:value="0.174242424242424">
            <text:p>0.1742424242</text:p>
          </table:table-cell>
          <table:table-cell office:value-type="float" office:value="0.0784722222222222">
            <text:p>0.0784722222</text:p>
          </table:table-cell>
          <table:table-cell office:value-type="float" office:value="3.4125390625">
            <text:p>3.4125390625</text:p>
          </table:table-cell>
          <table:table-cell office:value-type="float" office:value="1.669354912764">
            <text:p>1.6693549128</text:p>
          </table:table-cell>
          <table:table-cell office:value-type="float" office:value="1.28672224151235">
            <text:p>1.2867222415</text:p>
          </table:table-cell>
          <table:table-cell office:value-type="float" office:value="1.62678377379716">
            <text:p>1.6267837738</text:p>
          </table:table-cell>
          <table:table-cell office:value-type="float" office:value="4.31536169753582">
            <text:p>4.3153616975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693">
            <text:p>693</text:p>
          </table:table-cell>
          <table:table-cell office:value-type="float" office:value="3936">
            <text:p>3936</text:p>
          </table:table-cell>
          <table:table-cell office:value-type="float" office:value="28770">
            <text:p>28770</text:p>
          </table:table-cell>
          <table:table-cell office:value-type="float" office:value="169.125">
            <text:p>169.125</text:p>
          </table:table-cell>
          <table:table-cell office:value-type="float" office:value="932.75">
            <text:p>932.75</text:p>
          </table:table-cell>
          <table:table-cell office:value-type="float" office:value="924.75">
            <text:p>924.75</text:p>
          </table:table-cell>
          <table:table-cell office:value-type="float" office:value="0.244047619047619">
            <text:p>0.244047619</text:p>
          </table:table-cell>
          <table:table-cell office:value-type="float" office:value="0.236979166666667">
            <text:p>0.2369791667</text:p>
          </table:table-cell>
          <table:table-cell office:value-type="float" office:value="0.0321428571428571">
            <text:p>0.0321428571</text:p>
          </table:table-cell>
          <table:table-cell office:value-type="float" office:value="1.97090277777778">
            <text:p>1.9709027778</text:p>
          </table:table-cell>
          <table:table-cell office:value-type="float" office:value="1.93949896918403">
            <text:p>1.9394989692</text:p>
          </table:table-cell>
          <table:table-cell office:value-type="float" office:value="1.114525">
            <text:p>1.114525</text:p>
          </table:table-cell>
          <table:table-cell office:value-type="float" office:value="3.17418287951519">
            <text:p>3.1741828795</text:p>
          </table:table-cell>
          <table:table-cell office:value-type="float" office:value="3.25922717159443">
            <text:p>3.2592271716</text:p>
          </table:table-cell>
          <table:table-cell office:value-type="float" office:value="21.9093251418321">
            <text:p>21.90932514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726">
            <text:p>726</text:p>
          </table:table-cell>
          <table:table-cell office:value-type="float" office:value="5508">
            <text:p>5508</text:p>
          </table:table-cell>
          <table:table-cell office:value-type="float" office:value="27948">
            <text:p>27948</text:p>
          </table:table-cell>
          <table:table-cell office:value-type="float" office:value="387.75">
            <text:p>387.75</text:p>
          </table:table-cell>
          <table:table-cell office:value-type="float" office:value="-20.25">
            <text:p>-20.25</text:p>
          </table:table-cell>
          <table:table-cell office:value-type="float" office:value="-102.75">
            <text:p>-102.75</text:p>
          </table:table-cell>
          <table:table-cell office:value-type="float" office:value="0.534090909090909">
            <text:p>0.5340909091</text:p>
          </table:table-cell>
          <table:table-cell table:number-columns-repeated="2" office:value-type="float" office:value="-0.00367647058823529">
            <text:p>-0.0036764706</text:p>
          </table:table-cell>
          <table:table-cell office:value-type="float" office:value="3.42841425619835">
            <text:p>3.4284142562</text:p>
          </table:table-cell>
          <table:table-cell table:number-columns-repeated="2" office:value-type="float" office:value="0.987158845155709">
            <text:p>0.9871588452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1056">
            <text:p>1056</text:p>
          </table:table-cell>
          <table:table-cell office:value-type="float" office:value="6384">
            <text:p>6384</text:p>
          </table:table-cell>
          <table:table-cell office:value-type="float" office:value="23838">
            <text:p>23838</text:p>
          </table:table-cell>
          <table:table-cell office:value-type="float" office:value="561">
            <text:p>561</text:p>
          </table:table-cell>
          <table:table-cell office:value-type="float" office:value="54.375">
            <text:p>54.375</text:p>
          </table:table-cell>
          <table:table-cell office:value-type="float" office:value="-558.25">
            <text:p>-558.25</text:p>
          </table:table-cell>
          <table:table-cell office:value-type="float" office:value="0.53125">
            <text:p>0.53125</text:p>
          </table:table-cell>
          <table:table-cell office:value-type="float" office:value="0.00851738721804511">
            <text:p>0.0085173872</text:p>
          </table:table-cell>
          <table:table-cell office:value-type="float" office:value="-0.0234184914841849">
            <text:p>-0.0234184915</text:p>
          </table:table-cell>
          <table:table-cell office:value-type="float" office:value="3.4125390625">
            <text:p>3.4125390625</text:p>
          </table:table-cell>
          <table:table-cell office:value-type="float" office:value="1.0299530451978">
            <text:p>1.0299530452</text:p>
          </table:table-cell>
          <table:table-cell office:value-type="float" office:value="0.919110194262407">
            <text:p>0.9191101943</text:p>
          </table:table-cell>
          <table:table-cell office:value-type="float" office:value="1.62678377379716">
            <text:p>1.6267837738</text:p>
          </table:table-cell>
          <table:table-cell office:value-type="float" office:value="0">
            <text:p>0</text:p>
          </table:table-cell>
          <table:table-cell office:value-type="float" office:value="-29.2503424276028">
            <text:p>-29.250342427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2310">
            <text:p>2310</text:p>
          </table:table-cell>
          <table:table-cell office:value-type="float" office:value="6624">
            <text:p>6624</text:p>
          </table:table-cell>
          <table:table-cell office:value-type="float" office:value="19865">
            <text:p>19865</text:p>
          </table:table-cell>
          <table:table-cell office:value-type="float" office:value="742.5">
            <text:p>742.5</text:p>
          </table:table-cell>
          <table:table-cell office:value-type="float" office:value="1569.75">
            <text:p>1569.75</text:p>
          </table:table-cell>
          <table:table-cell office:value-type="float" office:value="-416.125">
            <text:p>-416.125</text:p>
          </table:table-cell>
          <table:table-cell office:value-type="float" office:value="0.321428571428571">
            <text:p>0.3214285714</text:p>
          </table:table-cell>
          <table:table-cell office:value-type="float" office:value="0.236979166666667">
            <text:p>0.2369791667</text:p>
          </table:table-cell>
          <table:table-cell office:value-type="float" office:value="-0.0209476466146489">
            <text:p>-0.0209476466</text:p>
          </table:table-cell>
          <table:table-cell office:value-type="float" office:value="2.3275">
            <text:p>2.3275</text:p>
          </table:table-cell>
          <table:table-cell office:value-type="float" office:value="1.93949896918403">
            <text:p>1.9394989692</text:p>
          </table:table-cell>
          <table:table-cell office:value-type="float" office:value="0.927543292490166">
            <text:p>0.9275432925</text:p>
          </table:table-cell>
          <table:table-cell office:value-type="float" office:value="2.48695317275598">
            <text:p>2.4869531728</text:p>
          </table:table-cell>
          <table:table-cell office:value-type="float" office:value="3.25922717159443">
            <text:p>3.2592271716</text:p>
          </table:table-cell>
          <table:table-cell office:value-type="float" office:value="-32.7417049144825">
            <text:p>-32.741704914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04">
            <text:p>3204</text:p>
          </table:table-cell>
          <table:table-cell office:value-type="float" office:value="6792">
            <text:p>6792</text:p>
          </table:table-cell>
          <table:table-cell office:value-type="float" office:value="16988">
            <text:p>16988</text:p>
          </table:table-cell>
          <table:table-cell office:value-type="float" office:value="443.25">
            <text:p>443.25</text:p>
          </table:table-cell>
          <table:table-cell office:value-type="float" office:value="315">
            <text:p>315</text:p>
          </table:table-cell>
          <table:table-cell office:value-type="float" office:value="-143.75">
            <text:p>-143.75</text:p>
          </table:table-cell>
          <table:table-cell office:value-type="float" office:value="0.138342696629213">
            <text:p>0.1383426966</text:p>
          </table:table-cell>
          <table:table-cell office:value-type="float" office:value="0.0463780918727915">
            <text:p>0.0463780919</text:p>
          </table:table-cell>
          <table:table-cell office:value-type="float" office:value="-0.00846185542736049">
            <text:p>-0.0084618554</text:p>
          </table:table-cell>
          <table:table-cell office:value-type="float" office:value="1.52171129355511">
            <text:p>1.5217112936</text:p>
          </table:table-cell>
          <table:table-cell office:value-type="float" office:value="1.16653913927006">
            <text:p>1.1665391393</text:p>
          </table:table-cell>
          <table:table-cell office:value-type="float" office:value="0.970523847878894">
            <text:p>0.9705238479</text:p>
          </table:table-cell>
          <table:table-cell office:value-type="float" office:value="5.34945460518972">
            <text:p>5.3494546052</text:p>
          </table:table-cell>
          <table:table-cell office:value-type="float" office:value="15.2895285344885">
            <text:p>15.2895285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2889">
            <text:p>2889</text:p>
          </table:table-cell>
          <table:table-cell office:value-type="float" office:value="7392">
            <text:p>7392</text:p>
          </table:table-cell>
          <table:table-cell office:value-type="float" office:value="14659">
            <text:p>14659</text:p>
          </table:table-cell>
          <table:table-cell office:value-type="float" office:value="-62.25">
            <text:p>-62.25</text:p>
          </table:table-cell>
          <table:table-cell office:value-type="float" office:value="726">
            <text:p>726</text:p>
          </table:table-cell>
          <table:table-cell office:value-type="float" office:value="-315.625">
            <text:p>-315.625</text:p>
          </table:table-cell>
          <table:table-cell office:value-type="float" office:value="-0.0215472481827622">
            <text:p>-0.0215472482</text:p>
          </table:table-cell>
          <table:table-cell office:value-type="float" office:value="0.0982142857142857">
            <text:p>0.0982142857</text:p>
          </table:table-cell>
          <table:table-cell office:value-type="float" office:value="-0.0215311412783955">
            <text:p>-0.0215311413</text:p>
          </table:table-cell>
          <table:table-cell office:value-type="float" office:value="0.925494627812661">
            <text:p>0.9254946278</text:p>
          </table:table-cell>
          <table:table-cell office:value-type="float" office:value="1.36265625">
            <text:p>1.36265625</text:p>
          </table:table-cell>
          <table:table-cell office:value-type="float" office:value="0.925549642013326">
            <text:p>0.925549642</text:p>
          </table:table-cell>
          <table:table-cell office:value-type="float" office:value="-31.82087831164">
            <text:p>-31.8208783116</text:p>
          </table:table-cell>
          <table:table-cell office:value-type="float" office:value="7.398661461661">
            <text:p>7.3986614617</text:p>
          </table:table-cell>
          <table:table-cell office:value-type="float" office:value="-31.8449438640953">
            <text:p>-31.844943864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3386">
            <text:p>3386</text:p>
          </table:table-cell>
          <table:table-cell office:value-type="float" office:value="7182">
            <text:p>7182</text:p>
          </table:table-cell>
          <table:table-cell office:value-type="float" office:value="17180">
            <text:p>17180</text:p>
          </table:table-cell>
          <table:table-cell office:value-type="float" office:value="-3.375">
            <text:p>-3.375</text:p>
          </table:table-cell>
          <table:table-cell office:value-type="float" office:value="-3.25">
            <text:p>-3.25</text:p>
          </table:table-cell>
          <table:table-cell office:value-type="float" office:value="-17">
            <text:p>-17</text:p>
          </table:table-cell>
          <table:table-cell office:value-type="float" office:value="-0.000996751329001772">
            <text:p>-0.0009967513</text:p>
          </table:table-cell>
          <table:table-cell office:value-type="float" office:value="-0.000452520189362295">
            <text:p>-0.0004525202</text:p>
          </table:table-cell>
          <table:table-cell office:value-type="float" office:value="-0.000989522700814901">
            <text:p>-0.0009895227</text:p>
          </table:table-cell>
          <table:table-cell office:value-type="float" office:value="0.996513317634389">
            <text:p>0.9965133176</text:p>
          </table:table-cell>
          <table:table-cell office:value-type="float" office:value="0.998416580695295">
            <text:p>0.9984165807</text:p>
          </table:table-cell>
          <table:table-cell office:value-type="float" office:value="0.996538589691292">
            <text:p>0.99653858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915">
            <text:p>3915</text:p>
          </table:table-cell>
          <table:table-cell office:value-type="float" office:value="7421">
            <text:p>7421</text:p>
          </table:table-cell>
          <table:table-cell office:value-type="float" office:value="21331">
            <text:p>21331</text:p>
          </table:table-cell>
          <table:table-cell office:value-type="float" office:value="-221">
            <text:p>-221</text:p>
          </table:table-cell>
          <table:table-cell office:value-type="float" office:value="-285">
            <text:p>-285</text:p>
          </table:table-cell>
          <table:table-cell office:value-type="float" office:value="454.75">
            <text:p>454.75</text:p>
          </table:table-cell>
          <table:table-cell office:value-type="float" office:value="-0.0564495530012771">
            <text:p>-0.056449553</text:p>
          </table:table-cell>
          <table:table-cell office:value-type="float" office:value="-0.0384045276916858">
            <text:p>-0.0384045277</text:p>
          </table:table-cell>
          <table:table-cell office:value-type="float" office:value="0.0213187379869673">
            <text:p>0.021318738</text:p>
          </table:table-cell>
          <table:table-cell office:value-type="float" office:value="0.808672206482256">
            <text:p>0.8086722065</text:p>
          </table:table-cell>
          <table:table-cell office:value-type="float" office:value="0.868474972263654">
            <text:p>0.8684749723</text:p>
          </table:table-cell>
          <table:table-cell office:value-type="float" office:value="1.07550638058953">
            <text:p>1.0755063806</text:p>
          </table:table-cell>
          <table:table-cell office:value-type="float" office:value="-11.9291255537284">
            <text:p>-11.9291255537</text:p>
          </table:table-cell>
          <table:table-cell office:value-type="float" office:value="-17.6997441586335">
            <text:p>-17.6997441586</text:p>
          </table:table-cell>
          <table:table-cell office:value-type="float" office:value="32.8588735587027">
            <text:p>32.858873558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2">
            <text:p>22</text:p>
          </table:table-cell>
          <table:table-cell office:value-type="float" office:value="3348">
            <text:p>3348</text:p>
          </table:table-cell>
          <table:table-cell office:value-type="float" office:value="8364">
            <text:p>8364</text:p>
          </table:table-cell>
          <table:table-cell office:value-type="float" office:value="27620">
            <text:p>27620</text:p>
          </table:table-cell>
          <table:table-cell office:value-type="float" office:value="-344.75">
            <text:p>-344.75</text:p>
          </table:table-cell>
          <table:table-cell office:value-type="float" office:value="-30.75">
            <text:p>-30.75</text:p>
          </table:table-cell>
          <table:table-cell office:value-type="float" office:value="643.375">
            <text:p>643.375</text:p>
          </table:table-cell>
          <table:table-cell office:value-type="float" office:value="-0.10297192353644">
            <text:p>-0.1029719235</text:p>
          </table:table-cell>
          <table:table-cell office:value-type="float" office:value="-0.00367647058823529">
            <text:p>-0.0036764706</text:p>
          </table:table-cell>
          <table:table-cell office:value-type="float" office:value="0.0232938088341781">
            <text:p>0.0232938088</text:p>
          </table:table-cell>
          <table:table-cell office:value-type="float" office:value="0.660380573014578">
            <text:p>0.660380573</text:p>
          </table:table-cell>
          <table:table-cell office:value-type="float" office:value="0.987158845155709">
            <text:p>0.9871588452</text:p>
          </table:table-cell>
          <table:table-cell office:value-type="float" office:value="1.08259182991843">
            <text:p>1.0825918299</text:p>
          </table:table-cell>
          <table:table-cell office:value-type="float" office:value="-6.37856990297966">
            <text:p>-6.378569903</text:p>
          </table:table-cell>
          <table:table-cell office:value-type="float" office:value="0">
            <text:p>0</text:p>
          </table:table-cell>
          <table:table-cell office:value-type="float" office:value="30.1019563762804">
            <text:p>30.101956376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889">
            <text:p>2889</text:p>
          </table:table-cell>
          <table:table-cell office:value-type="float" office:value="7524">
            <text:p>7524</text:p>
          </table:table-cell>
          <table:table-cell office:value-type="float" office:value="25423">
            <text:p>25423</text:p>
          </table:table-cell>
          <table:table-cell office:value-type="float" office:value="-363.875">
            <text:p>-363.875</text:p>
          </table:table-cell>
          <table:table-cell office:value-type="float" office:value="227.857142857143">
            <text:p>227.8571428571</text:p>
          </table:table-cell>
          <table:table-cell office:value-type="float" office:value="634.5">
            <text:p>634.5</text:p>
          </table:table-cell>
          <table:table-cell office:value-type="float" office:value="-0.125951886465905">
            <text:p>-0.1259518865</text:p>
          </table:table-cell>
          <table:table-cell office:value-type="float" office:value="0.0302840434419382">
            <text:p>0.0302840434</text:p>
          </table:table-cell>
          <table:table-cell office:value-type="float" office:value="0.0249577154545097">
            <text:p>0.0249577155</text:p>
          </table:table-cell>
          <table:table-cell office:value-type="float" office:value="0.5902615976698">
            <text:p>0.5902615977</text:p>
          </table:table-cell>
          <table:table-cell office:value-type="float" office:value="1.10779171368968">
            <text:p>1.1077917137</text:p>
          </table:table-cell>
          <table:table-cell office:value-type="float" office:value="1.08857286370977">
            <text:p>1.0885728637</text:p>
          </table:table-cell>
          <table:table-cell office:value-type="float" office:value="-5.14892235173771">
            <text:p>-5.1489223517</text:p>
          </table:table-cell>
          <table:table-cell office:value-type="float" office:value="23.2330482401798">
            <text:p>23.2330482402</text:p>
          </table:table-cell>
          <table:table-cell office:value-type="float" office:value="28.1180114222129">
            <text:p>28.11801142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70">
            <text:p>70</text:p>
          </table:table-cell>
          <table:table-cell office:value-type="float" office:value="3119">
            <text:p>3119</text:p>
          </table:table-cell>
          <table:table-cell office:value-type="float" office:value="7093">
            <text:p>7093</text:p>
          </table:table-cell>
          <table:table-cell office:value-type="float" office:value="23702">
            <text:p>23702</text:p>
          </table:table-cell>
          <table:table-cell office:value-type="float" office:value="-194.625">
            <text:p>-194.625</text:p>
          </table:table-cell>
          <table:table-cell office:value-type="float" office:value="247.166666666667">
            <text:p>247.1666666667</text:p>
          </table:table-cell>
          <table:table-cell office:value-type="float" office:value="836.375">
            <text:p>836.375</text:p>
          </table:table-cell>
          <table:table-cell office:value-type="float" office:value="-0.0623998076306509">
            <text:p>-0.0623998076</text:p>
          </table:table-cell>
          <table:table-cell office:value-type="float" office:value="0.0348465623384558">
            <text:p>0.0348465623</text:p>
          </table:table-cell>
          <table:table-cell office:value-type="float" office:value="0.035287106573285">
            <text:p>0.0352871066</text:p>
          </table:table-cell>
          <table:table-cell office:value-type="float" office:value="0.789232395837713">
            <text:p>0.7892323958</text:p>
          </table:table-cell>
          <table:table-cell office:value-type="float" office:value="1.12434296268194">
            <text:p>1.1243429627</text:p>
          </table:table-cell>
          <table:table-cell office:value-type="float" office:value="1.12594542559151">
            <text:p>1.1259454256</text:p>
          </table:table-cell>
          <table:table-cell office:value-type="float" office:value="-10.757867087169">
            <text:p>-10.7578670872</text:p>
          </table:table-cell>
          <table:table-cell office:value-type="float" office:value="20.2360028499472">
            <text:p>20.2360028499</text:p>
          </table:table-cell>
          <table:table-cell office:value-type="float" office:value="19.9876426601983">
            <text:p>19.987642660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092">
            <text:p>3092</text:p>
          </table:table-cell>
          <table:table-cell office:value-type="float" office:value="6956">
            <text:p>6956</text:p>
          </table:table-cell>
          <table:table-cell office:value-type="float" office:value="23503">
            <text:p>23503</text:p>
          </table:table-cell>
          <table:table-cell office:value-type="float" office:value="-5.125">
            <text:p>-5.125</text:p>
          </table:table-cell>
          <table:table-cell office:value-type="float" office:value="300.25">
            <text:p>300.25</text:p>
          </table:table-cell>
          <table:table-cell office:value-type="float" office:value="1014.5">
            <text:p>1014.5</text:p>
          </table:table-cell>
          <table:table-cell office:value-type="float" office:value="-0.00165750323415265">
            <text:p>-0.0016575032</text:p>
          </table:table-cell>
          <table:table-cell office:value-type="float" office:value="0.043164174813111">
            <text:p>0.0431641748</text:p>
          </table:table-cell>
          <table:table-cell office:value-type="float" office:value="0.0431647023784198">
            <text:p>0.0431647024</text:p>
          </table:table-cell>
          <table:table-cell office:value-type="float" office:value="0.994204123421729">
            <text:p>0.9942041234</text:p>
          </table:table-cell>
          <table:table-cell office:value-type="float" office:value="1.15472637798099">
            <text:p>1.154726378</text:p>
          </table:table-cell>
          <table:table-cell office:value-type="float" office:value="1.15472831372605">
            <text:p>1.1547283137</text:p>
          </table:table-cell>
          <table:table-cell office:value-type="float" office:value="0">
            <text:p>0</text:p>
          </table:table-cell>
          <table:table-cell office:value-type="float" office:value="16.4025233465959">
            <text:p>16.4025233466</text:p>
          </table:table-cell>
          <table:table-cell office:value-type="float" office:value="16.4023270493859">
            <text:p>16.402327049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912">
            <text:p>2912</text:p>
          </table:table-cell>
          <table:table-cell office:value-type="float" office:value="6551">
            <text:p>6551</text:p>
          </table:table-cell>
          <table:table-cell office:value-type="float" office:value="22135">
            <text:p>22135</text:p>
          </table:table-cell>
          <table:table-cell office:value-type="float" office:value="75.1428571428571">
            <text:p>75.1428571429</text:p>
          </table:table-cell>
          <table:table-cell office:value-type="float" office:value="77.1428571428571">
            <text:p>77.1428571429</text:p>
          </table:table-cell>
          <table:table-cell office:value-type="float" office:value="261">
            <text:p>261</text:p>
          </table:table-cell>
          <table:table-cell office:value-type="float" office:value="0.0258045525902669">
            <text:p>0.0258045526</text:p>
          </table:table-cell>
          <table:table-cell office:value-type="float" office:value="0.0117757376191203">
            <text:p>0.0117757376</text:p>
          </table:table-cell>
          <table:table-cell office:value-type="float" office:value="0.0117912807770499">
            <text:p>0.0117912808</text:p>
          </table:table-cell>
          <table:table-cell office:value-type="float" office:value="1.09162104893733">
            <text:p>1.0916210489</text:p>
          </table:table-cell>
          <table:table-cell office:value-type="float" office:value="1.04148687094001">
            <text:p>1.0414868709</text:p>
          </table:table-cell>
          <table:table-cell office:value-type="float" office:value="1.04154198995231">
            <text:p>1.04154199</text:p>
          </table:table-cell>
          <table:table-cell office:value-type="float" office:value="27.2065318856099">
            <text:p>27.20653188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597">
            <text:p>2597</text:p>
          </table:table-cell>
          <table:table-cell office:value-type="float" office:value="6468">
            <text:p>6468</text:p>
          </table:table-cell>
          <table:table-cell office:value-type="float" office:value="21986">
            <text:p>21986</text:p>
          </table:table-cell>
          <table:table-cell office:value-type="float" office:value="164.166666666667">
            <text:p>164.1666666667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0.0632139648312155">
            <text:p>0.0632139648</text:p>
          </table:table-cell>
          <table:table-cell office:value-type="float" office:value="0.0299938157081014">
            <text:p>0.0299938157</text:p>
          </table:table-cell>
          <table:table-cell office:value-type="float" office:value="0">
            <text:p>0</text:p>
          </table:table-cell>
          <table:table-cell office:value-type="float" office:value="1.22908104739463">
            <text:p>1.2290810474</text:p>
          </table:table-cell>
          <table:table-cell office:value-type="float" office:value="1.10674162778059">
            <text:p>1.1067416278</text:p>
          </table:table-cell>
          <table:table-cell office:value-type="float" office:value="0.98">
            <text:p>0.98</text:p>
          </table:table-cell>
          <table:table-cell office:value-type="float" office:value="11.3081289997608">
            <text:p>11.3081289998</text:p>
          </table:table-cell>
          <table:table-cell office:value-type="float" office:value="23.4545364953861">
            <text:p>23.4545364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552">
            <text:p>2552</text:p>
          </table:table-cell>
          <table:table-cell office:value-type="float" office:value="7065">
            <text:p>7065</text:p>
          </table:table-cell>
          <table:table-cell office:value-type="float" office:value="23871">
            <text:p>2387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0.0481245576786978">
            <text:p>0.0481245577</text:p>
          </table:table-cell>
          <table:table-cell office:value-type="float" office:value="0.0481337187382179">
            <text:p>0.0481337187</text:p>
          </table:table-cell>
          <table:table-cell office:value-type="float" office:value="0.78">
            <text:p>0.78</text:p>
          </table:table-cell>
          <table:table-cell office:value-type="float" office:value="1.17297525905691">
            <text:p>1.1729752591</text:p>
          </table:table-cell>
          <table:table-cell office:value-type="float" office:value="1.17300905114772">
            <text:p>1.1730090511</text:p>
          </table:table-cell>
          <table:table-cell office:value-type="float" office:value="0">
            <text:p>0</text:p>
          </table:table-cell>
          <table:table-cell office:value-type="float" office:value="14.7470494017302">
            <text:p>14.7470494017</text:p>
          </table:table-cell>
          <table:table-cell office:value-type="float" office:value="14.7443076068122">
            <text:p>14.744307606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04">
            <text:p>204</text:p>
          </table:table-cell>
          <table:table-cell office:value-type="float" office:value="2390">
            <text:p>2390</text:p>
          </table:table-cell>
          <table:table-cell office:value-type="float" office:value="7569">
            <text:p>7569</text:p>
          </table:table-cell>
          <table:table-cell office:value-type="float" office:value="29447">
            <text:p>294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6">
            <text:p>14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4635446734812">
            <text:p>0.0504635447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1.18161368226557">
            <text:p>1.1816136823</text:p>
          </table:table-cell>
          <table:table-cell table:number-columns-repeated="2" office:value-type="float" office:value="0">
            <text:p>0</text:p>
          </table:table-cell>
          <table:table-cell office:value-type="float" office:value="14.0793322854924">
            <text:p>14.079332285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74">
            <text:p>174</text:p>
          </table:table-cell>
          <table:table-cell office:value-type="float" office:value="2237">
            <text:p>2237</text:p>
          </table:table-cell>
          <table:table-cell office:value-type="float" office:value="7724">
            <text:p>7724</text:p>
          </table:table-cell>
          <table:table-cell office:value-type="float" office:value="30778">
            <text:p>30778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19">
            <text:p>1.1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145">
            <text:p>145</text:p>
          </table:table-cell>
          <table:table-cell office:value-type="float" office:value="2094">
            <text:p>2094</text:p>
          </table:table-cell>
          <table:table-cell office:value-type="float" office:value="7948">
            <text:p>7948</text:p>
          </table:table-cell>
          <table:table-cell office:value-type="float" office:value="32168">
            <text:p>32168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4.5">
            <text:p>24.5</text:p>
          </table:table-cell>
          <table:table-cell office:value-type="float" office:value="1507.5">
            <text:p>1507.5</text:p>
          </table:table-cell>
          <table:table-cell office:value-type="float" office:value="9012.5">
            <text:p>9012.5</text:p>
          </table:table-cell>
          <table:table-cell office:value-type="float" office:value="11.63">
            <text:p>11.63</text:p>
          </table:table-cell>
          <table:table-cell table:number-columns-repeated="3"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164">
            <text:p>164</text:p>
          </table:table-cell>
          <table:table-cell office:value-type="float" office:value="124">
            <text:p>124</text:p>
          </table:table-cell>
          <table:table-cell office:value-type="float" office:value="1961">
            <text:p>1961</text:p>
          </table:table-cell>
          <table:table-cell office:value-type="float" office:value="7998">
            <text:p>7998</text:p>
          </table:table-cell>
          <table:table-cell office:value-type="float" office:value="33622">
            <text:p>33622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">
            <text:p>28</text:p>
          </table:table-cell>
          <table:table-cell office:value-type="float" office:value="1537.33333333333">
            <text:p>1537.3333333333</text:p>
          </table:table-cell>
          <table:table-cell office:value-type="float" office:value="9174.33333333333">
            <text:p>9174.3333333333</text:p>
          </table:table-cell>
          <table:table-cell office:value-type="float" office:value="10.92">
            <text:p>10.92</text:p>
          </table:table-cell>
          <table:table-cell table:number-columns-repeated="3"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52">
            <text:p>152</text:p>
          </table:table-cell>
          <table:table-cell office:value-type="float" office:value="107">
            <text:p>107</text:p>
          </table:table-cell>
          <table:table-cell office:value-type="float" office:value="1836">
            <text:p>1836</text:p>
          </table:table-cell>
          <table:table-cell office:value-type="float" office:value="7995">
            <text:p>7995</text:p>
          </table:table-cell>
          <table:table-cell office:value-type="float" office:value="35141">
            <text:p>35141</text:p>
          </table:table-cell>
          <table:table-cell table:number-columns-repeated="6"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float" office:value="7.3">
            <text:p>7.3</text:p>
          </table:table-cell>
          <table:table-cell office:value-type="float" office:value="1637">
            <text:p>1637</text:p>
          </table:table-cell>
          <table:table-cell office:value-type="float" office:value="2034">
            <text:p>2034</text:p>
          </table:table-cell>
          <table:table-cell office:value-type="float" office:value="4388">
            <text:p>43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9:49.62</dc:date>
    <dc:creator>Liam Widdess</dc:creator>
    <meta:editing-duration>P2DT3H31M21S</meta:editing-duration>
    <meta:editing-cycles>185</meta:editing-cycles>
    <meta:generator>OpenOffice/4.1.7$Win32 OpenOffice.org_project/417m1$Build-9800</meta:generator>
    <meta:document-statistic meta:table-count="8" meta:cell-count="678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3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60">
                <text:p>6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20">
                <text:p>72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30">
                <text:p>1030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66">
                <text:p>1166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44">
                <text:p>1144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2">
                <text:p>602</text:p>
              </table:table-cell>
              <table:table-cell office:value-type="float" office:value="1340">
                <text:p>1340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81">
                <text:p>781</text:p>
              </table:table-cell>
              <table:table-cell office:value-type="float" office:value="1466">
                <text:p>1466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25">
                <text:p>825</text:p>
              </table:table-cell>
              <table:table-cell office:value-type="float" office:value="1625">
                <text:p>1625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66">
                <text:p>866</text:p>
              </table:table-cell>
              <table:table-cell office:value-type="float" office:value="1719">
                <text:p>1719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00">
                <text:p>900</text:p>
              </table:table-cell>
              <table:table-cell office:value-type="float" office:value="1822">
                <text:p>1822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908">
                <text:p>908</text:p>
              </table:table-cell>
              <table:table-cell office:value-type="float" office:value="1884">
                <text:p>1884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60">
                <text:p>960</text:p>
              </table:table-cell>
              <table:table-cell office:value-type="float" office:value="1828">
                <text:p>1828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06">
                <text:p>1206</text:p>
              </table:table-cell>
              <table:table-cell office:value-type="float" office:value="2148">
                <text:p>214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06">
                <text:p>1206</text:p>
              </table:table-cell>
              <table:table-cell office:value-type="float" office:value="2346">
                <text:p>2346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38">
                <text:p>1338</text:p>
              </table:table-cell>
              <table:table-cell office:value-type="float" office:value="2343">
                <text:p>2343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42">
                <text:p>1342</text:p>
              </table:table-cell>
              <table:table-cell office:value-type="float" office:value="2348">
                <text:p>2348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87">
                <text:p>1387</text:p>
              </table:table-cell>
              <table:table-cell office:value-type="float" office:value="2535">
                <text:p>2535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96">
                <text:p>1596</text:p>
              </table:table-cell>
              <table:table-cell office:value-type="float" office:value="2940">
                <text:p>2940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2">
                <text:p>1742</text:p>
              </table:table-cell>
              <table:table-cell office:value-type="float" office:value="2669">
                <text:p>2669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26">
                <text:p>1826</text:p>
              </table:table-cell>
              <table:table-cell office:value-type="float" office:value="2745">
                <text:p>274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86">
                <text:p>1986</text:p>
              </table:table-cell>
              <table:table-cell office:value-type="float" office:value="2958">
                <text:p>2958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55">
                <text:p>2055</text:p>
              </table:table-cell>
              <table:table-cell office:value-type="float" office:value="3224">
                <text:p>3224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80">
                <text:p>1880</text:p>
              </table:table-cell>
              <table:table-cell office:value-type="float" office:value="3166">
                <text:p>3166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27">
                <text:p>1927</text:p>
              </table:table-cell>
              <table:table-cell office:value-type="float" office:value="3128">
                <text:p>3128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728">
                <text:p>1728</text:p>
              </table:table-cell>
              <table:table-cell office:value-type="float" office:value="3016">
                <text:p>3016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188">
                <text:p>1188</text:p>
              </table:table-cell>
              <table:table-cell office:value-type="float" office:value="3135">
                <text:p>3135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810">
                <text:p>810</text:p>
              </table:table-cell>
              <table:table-cell office:value-type="float" office:value="2990">
                <text:p>2990</text:p>
              </table:table-cell>
              <table:table-cell office:value-type="float" office:value="5335">
                <text:p>533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567">
                <text:p>567</text:p>
              </table:table-cell>
              <table:table-cell office:value-type="float" office:value="3076">
                <text:p>3076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594">
                <text:p>594</text:p>
              </table:table-cell>
              <table:table-cell office:value-type="float" office:value="2937">
                <text:p>2937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64">
                <text:p>864</text:p>
              </table:table-cell>
              <table:table-cell office:value-type="float" office:value="2640">
                <text:p>2640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10">
                <text:p>810</text:p>
              </table:table-cell>
              <table:table-cell office:value-type="float" office:value="3059">
                <text:p>3059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67">
                <text:p>567</text:p>
              </table:table-cell>
              <table:table-cell office:value-type="float" office:value="3471">
                <text:p>3471</text:p>
              </table:table-cell>
              <table:table-cell office:value-type="float" office:value="15481">
                <text:p>1548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94">
                <text:p>594</text:p>
              </table:table-cell>
              <table:table-cell office:value-type="float" office:value="3190">
                <text:p>3190</text:p>
              </table:table-cell>
              <table:table-cell office:value-type="float" office:value="21646">
                <text:p>21646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864">
                <text:p>864</text:p>
              </table:table-cell>
              <table:table-cell office:value-type="float" office:value="2871">
                <text:p>2871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93">
                <text:p>693</text:p>
              </table:table-cell>
              <table:table-cell office:value-type="float" office:value="3936">
                <text:p>3936</text:p>
              </table:table-cell>
              <table:table-cell office:value-type="float" office:value="28770">
                <text:p>2877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726">
                <text:p>726</text:p>
              </table:table-cell>
              <table:table-cell office:value-type="float" office:value="5508">
                <text:p>5508</text:p>
              </table:table-cell>
              <table:table-cell office:value-type="float" office:value="27948">
                <text:p>2794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056">
                <text:p>1056</text:p>
              </table:table-cell>
              <table:table-cell office:value-type="float" office:value="6384">
                <text:p>6384</text:p>
              </table:table-cell>
              <table:table-cell office:value-type="float" office:value="23838">
                <text:p>2383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310">
                <text:p>2310</text:p>
              </table:table-cell>
              <table:table-cell office:value-type="float" office:value="6624">
                <text:p>6624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204">
                <text:p>3204</text:p>
              </table:table-cell>
              <table:table-cell office:value-type="float" office:value="6792">
                <text:p>6792</text:p>
              </table:table-cell>
              <table:table-cell office:value-type="float" office:value="16988">
                <text:p>169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889">
                <text:p>2889</text:p>
              </table:table-cell>
              <table:table-cell office:value-type="float" office:value="7392">
                <text:p>7392</text:p>
              </table:table-cell>
              <table:table-cell office:value-type="float" office:value="14659">
                <text:p>1465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3386">
                <text:p>3386</text:p>
              </table:table-cell>
              <table:table-cell office:value-type="float" office:value="7182">
                <text:p>7182</text:p>
              </table:table-cell>
              <table:table-cell office:value-type="float" office:value="17180">
                <text:p>1718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915">
                <text:p>3915</text:p>
              </table:table-cell>
              <table:table-cell office:value-type="float" office:value="7421">
                <text:p>7421</text:p>
              </table:table-cell>
              <table:table-cell office:value-type="float" office:value="21331">
                <text:p>2133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348">
                <text:p>3348</text:p>
              </table:table-cell>
              <table:table-cell office:value-type="float" office:value="8364">
                <text:p>8364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889">
                <text:p>2889</text:p>
              </table:table-cell>
              <table:table-cell office:value-type="float" office:value="7524">
                <text:p>752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119">
                <text:p>3119</text:p>
              </table:table-cell>
              <table:table-cell office:value-type="float" office:value="7093">
                <text:p>7093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092">
                <text:p>3092</text:p>
              </table:table-cell>
              <table:table-cell office:value-type="float" office:value="6956">
                <text:p>6956</text:p>
              </table:table-cell>
              <table:table-cell office:value-type="float" office:value="23503">
                <text:p>2350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912">
                <text:p>2912</text:p>
              </table:table-cell>
              <table:table-cell office:value-type="float" office:value="6551">
                <text:p>6551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597">
                <text:p>2597</text:p>
              </table:table-cell>
              <table:table-cell office:value-type="float" office:value="6468">
                <text:p>6468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552">
                <text:p>2552</text:p>
              </table:table-cell>
              <table:table-cell office:value-type="float" office:value="7065">
                <text:p>7065</text:p>
              </table:table-cell>
              <table:table-cell office:value-type="float" office:value="23871">
                <text:p>2387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390">
                <text:p>2390</text:p>
              </table:table-cell>
              <table:table-cell office:value-type="float" office:value="7569">
                <text:p>7569</text:p>
              </table:table-cell>
              <table:table-cell office:value-type="float" office:value="29447">
                <text:p>294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2237">
                <text:p>2237</text:p>
              </table:table-cell>
              <table:table-cell office:value-type="float" office:value="7724">
                <text:p>7724</text:p>
              </table:table-cell>
              <table:table-cell office:value-type="float" office:value="30778">
                <text:p>3077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2094">
                <text:p>2094</text:p>
              </table:table-cell>
              <table:table-cell office:value-type="float" office:value="7948">
                <text:p>7948</text:p>
              </table:table-cell>
              <table:table-cell office:value-type="float" office:value="32168">
                <text:p>3216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961">
                <text:p>1961</text:p>
              </table:table-cell>
              <table:table-cell office:value-type="float" office:value="7998">
                <text:p>7998</text:p>
              </table:table-cell>
              <table:table-cell office:value-type="float" office:value="33622">
                <text:p>3362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836">
                <text:p>1836</text:p>
              </table:table-cell>
              <table:table-cell office:value-type="float" office:value="7995">
                <text:p>7995</text:p>
              </table:table-cell>
              <table:table-cell office:value-type="float" office:value="35141">
                <text:p>35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76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07.5">
                <text:p>1507.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37.33333333333">
                <text:p>1537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6cm" svg:y="1.405cm" svg:width="31.639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5cm" svg:y="1.352cm" svg:width="32.09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3265625">
                <text:p>1.43265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78912225">
                <text:p>1.789122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7918796369768">
                <text:p>1.5791879636976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62769444926698">
                <text:p>1.6276944492669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6596307463494">
                <text:p>1.7659630746349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9998765495868">
                <text:p>1.49998765495868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50500448615934">
                <text:p>1.5050044861593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4187371391355">
                <text:p>1.94187371391355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74994375014446">
                <text:p>2.7499437501444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2358888915072">
                <text:p>1.3235888891507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12522249911">
                <text:p>1.63125222499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3859618937662">
                <text:p>1.3385961893766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05839457911">
                <text:p>1.705839457911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8196473987928">
                <text:p>1.381964739879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8075302745562">
                <text:p>1.1807530274556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42971975856873">
                <text:p>1.42971975856873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2974788865446">
                <text:p>1.2297478886544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3356614383303">
                <text:p>1.3335661438330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3659029969021">
                <text:p>1.0365902996902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5638796464447">
                <text:p>1.2563879646444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2261696506506">
                <text:p>1.2226169650650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9610213478585">
                <text:p>1.2961021347858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0989827327763">
                <text:p>1.3098982732776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973535112371571">
                <text:p>0.97353511237157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192350127551">
                <text:p>1.1419235012755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0304721652731">
                <text:p>1.030472165273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0531463896935">
                <text:p>1.1053146389693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996600059798756">
                <text:p>0.99660005979875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0862156611789">
                <text:p>1.1086215661178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0164889486326">
                <text:p>1.1016488948632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5470580467815">
                <text:p>1.1547058046781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4396799690169">
                <text:p>1.0439679969016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967929432132964">
                <text:p>0.96792943213296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99956106761949">
                <text:p>0.9995610676194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06465900931284">
                <text:p>1.0646590093128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5600776417119">
                <text:p>0.8560077641711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846773236101147">
                <text:p>0.84677323610114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2903713230653">
                <text:p>1.2290371323065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669354912764">
                <text:p>1.6693549127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93949896918403">
                <text:p>1.9394989691840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0.987158845155709">
                <text:p>0.98715884515570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299530451978">
                <text:p>1.02995304519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93949896918403">
                <text:p>1.9394989691840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6653913927006">
                <text:p>1.1665391392700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36265625">
                <text:p>1.3626562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998416580695295">
                <text:p>0.99841658069529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868474972263654">
                <text:p>0.86847497226365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987158845155709">
                <text:p>0.98715884515570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0779171368968">
                <text:p>1.107791713689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2434296268194">
                <text:p>1.1243429626819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5472637798099">
                <text:p>1.1547263779809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148687094001">
                <text:p>1.0414868709400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0674162778059">
                <text:p>1.1067416277805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7297525905691">
                <text:p>1.1729752590569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84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012.5">
                <text:p>9012.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174.33333333333">
                <text:p>9174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